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ce181e"/>
    </style:style>
    <style:style style:name="P2" style:family="paragraph" style:parent-style-name="Standard">
      <style:text-properties fo:color="#ce181e" fo:font-size="14pt" fo:font-weight="bold" officeooo:paragraph-rsid="001c4059" style:font-size-asian="14pt" style:font-weight-asian="bold" style:font-size-complex="14pt" style:font-weight-complex="bold"/>
    </style:style>
    <style:style style:name="P3" style:family="paragraph" style:parent-style-name="Standard">
      <style:text-properties fo:color="#ce181e" fo:font-weight="bold" style:font-weight-asian="bold" style:font-weight-complex="bold"/>
    </style:style>
    <style:style style:name="P4" style:family="paragraph" style:parent-style-name="Standard">
      <style:text-properties fo:color="#ce181e" fo:font-weight="bold" officeooo:paragraph-rsid="001fe920"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2be181" officeooo:paragraph-rsid="00f28763" style:font-weight-asian="bold" style:font-weight-complex="bold"/>
    </style:style>
    <style:style style:name="P7" style:family="paragraph" style:parent-style-name="Standard">
      <style:text-properties fo:font-weight="bold" officeooo:paragraph-rsid="006ca001" style:font-weight-asian="bold" style:font-weight-complex="bold"/>
    </style:style>
    <style:style style:name="P8" style:family="paragraph" style:parent-style-name="Standard">
      <style:text-properties fo:font-weight="bold" officeooo:paragraph-rsid="007839cb" style:font-weight-asian="bold" style:font-weight-complex="bold"/>
    </style:style>
    <style:style style:name="P9" style:family="paragraph" style:parent-style-name="Standard">
      <style:text-properties fo:font-weight="bold" officeooo:rsid="00aabb24" officeooo:paragraph-rsid="00aabb24" style:font-weight-asian="bold" style:font-weight-complex="bold"/>
    </style:style>
    <style:style style:name="P10" style:family="paragraph" style:parent-style-name="Standard">
      <style:text-properties fo:font-weight="bold" officeooo:paragraph-rsid="00b764df" style:font-weight-asian="bold" style:font-weight-complex="bold"/>
    </style:style>
    <style:style style:name="P11" style:family="paragraph" style:parent-style-name="Standard">
      <style:text-properties fo:font-weight="bold" officeooo:rsid="00b764df" officeooo:paragraph-rsid="00b764df" style:font-weight-asian="bold" style:font-weight-complex="bold"/>
    </style:style>
    <style:style style:name="P12" style:family="paragraph" style:parent-style-name="Standard">
      <style:text-properties fo:font-weight="bold" officeooo:paragraph-rsid="00d42d83" style:font-weight-asian="bold" style:font-weight-complex="bold"/>
    </style:style>
    <style:style style:name="P13" style:family="paragraph" style:parent-style-name="Standard">
      <style:text-properties officeooo:paragraph-rsid="001a388f"/>
    </style:style>
    <style:style style:name="P14" style:family="paragraph" style:parent-style-name="Standard">
      <style:text-properties officeooo:paragraph-rsid="001c4059"/>
    </style:style>
    <style:style style:name="P15" style:family="paragraph" style:parent-style-name="Standard">
      <style:text-properties fo:color="#000000" fo:font-weight="normal" officeooo:paragraph-rsid="001fe920" style:font-weight-asian="normal" style:font-weight-complex="normal"/>
    </style:style>
    <style:style style:name="P16" style:family="paragraph" style:parent-style-name="Standard">
      <style:text-properties fo:color="#000000" officeooo:paragraph-rsid="00d42d83"/>
    </style:style>
    <style:style style:name="P17" style:family="paragraph" style:parent-style-name="Standard">
      <style:text-properties officeooo:paragraph-rsid="001fe920"/>
    </style:style>
    <style:style style:name="P18" style:family="paragraph" style:parent-style-name="Standard">
      <style:text-properties fo:color="#ed1c24" fo:font-weight="bold" style:font-weight-asian="bold" style:font-weight-complex="bold"/>
    </style:style>
    <style:style style:name="P19" style:family="paragraph" style:parent-style-name="Standard">
      <style:text-properties fo:color="#ed1c24" fo:font-weight="bold" officeooo:paragraph-rsid="0062dfde" style:font-weight-asian="bold" style:font-weight-complex="bold"/>
    </style:style>
    <style:style style:name="P20" style:family="paragraph" style:parent-style-name="Standard">
      <style:text-properties fo:color="#ed1c24" fo:font-weight="bold" officeooo:paragraph-rsid="006ca001" style:font-weight-asian="bold" style:font-weight-complex="bold"/>
    </style:style>
    <style:style style:name="P21" style:family="paragraph" style:parent-style-name="Standard">
      <style:text-properties fo:color="#ed1c24" fo:font-weight="bold" officeooo:paragraph-rsid="0077499f" style:font-weight-asian="bold" style:font-weight-complex="bold"/>
    </style:style>
    <style:style style:name="P22" style:family="paragraph" style:parent-style-name="Standard">
      <style:text-properties fo:color="#ed1c24" fo:font-weight="bold" officeooo:paragraph-rsid="007839cb" style:font-weight-asian="bold" style:font-weight-complex="bold"/>
    </style:style>
    <style:style style:name="P23" style:family="paragraph" style:parent-style-name="Standard">
      <style:text-properties fo:color="#ed1c24" fo:font-weight="bold" officeooo:rsid="0085fdb9" officeooo:paragraph-rsid="0085fdb9" style:font-weight-asian="bold" style:font-weight-complex="bold"/>
    </style:style>
    <style:style style:name="P24" style:family="paragraph" style:parent-style-name="Standard">
      <style:text-properties fo:color="#ed1c24" fo:font-weight="bold" officeooo:rsid="009a8790" officeooo:paragraph-rsid="009a8790" style:font-weight-asian="bold" style:font-weight-complex="bold"/>
    </style:style>
    <style:style style:name="P25" style:family="paragraph" style:parent-style-name="Standard">
      <style:text-properties fo:color="#ed1c24" fo:font-weight="bold" officeooo:paragraph-rsid="00d42d83" style:font-weight-asian="bold" style:font-weight-complex="bold"/>
    </style:style>
    <style:style style:name="P26" style:family="paragraph" style:parent-style-name="Standard">
      <style:text-properties fo:color="#ed1c24" fo:font-weight="bold" officeooo:paragraph-rsid="00f28763" style:font-weight-asian="bold" style:font-weight-complex="bold"/>
    </style:style>
    <style:style style:name="P27" style:family="paragraph" style:parent-style-name="Standard">
      <style:text-properties fo:color="#ed1c24" officeooo:paragraph-rsid="0062dfde"/>
    </style:style>
    <style:style style:name="P28" style:family="paragraph" style:parent-style-name="Standard">
      <style:text-properties officeooo:paragraph-rsid="00249785"/>
    </style:style>
    <style:style style:name="P29" style:family="paragraph" style:parent-style-name="Standard">
      <style:text-properties officeooo:paragraph-rsid="003403e1"/>
    </style:style>
    <style:style style:name="P30" style:family="paragraph" style:parent-style-name="Standard">
      <style:text-properties officeooo:paragraph-rsid="00366818"/>
    </style:style>
    <style:style style:name="P31" style:family="paragraph" style:parent-style-name="Standard">
      <style:text-properties officeooo:paragraph-rsid="003c26e2"/>
    </style:style>
    <style:style style:name="P32" style:family="paragraph" style:parent-style-name="Standard">
      <style:text-properties officeooo:rsid="003c26e2" officeooo:paragraph-rsid="003c26e2"/>
    </style:style>
    <style:style style:name="P33" style:family="paragraph" style:parent-style-name="Standard">
      <style:text-properties officeooo:rsid="0059bbdc" officeooo:paragraph-rsid="0062dfde"/>
    </style:style>
    <style:style style:name="P34" style:family="paragraph" style:parent-style-name="Standard">
      <style:text-properties fo:font-weight="normal" officeooo:paragraph-rsid="0062dfde" style:font-weight-asian="normal" style:font-weight-complex="normal"/>
    </style:style>
    <style:style style:name="P35" style:family="paragraph" style:parent-style-name="Standard">
      <style:text-properties fo:font-weight="normal" officeooo:paragraph-rsid="0077499f" style:font-weight-asian="normal" style:font-weight-complex="normal"/>
    </style:style>
    <style:style style:name="P36" style:family="paragraph" style:parent-style-name="Standard">
      <style:text-properties fo:font-weight="normal" officeooo:paragraph-rsid="007839cb" style:font-weight-asian="normal" style:font-weight-complex="normal"/>
    </style:style>
    <style:style style:name="P37" style:family="paragraph" style:parent-style-name="Standard">
      <style:text-properties officeooo:paragraph-rsid="0062dfde"/>
    </style:style>
    <style:style style:name="P38" style:family="paragraph" style:parent-style-name="Standard">
      <style:text-properties officeooo:paragraph-rsid="006ca001"/>
    </style:style>
    <style:style style:name="P39" style:family="paragraph" style:parent-style-name="Standard">
      <style:text-properties officeooo:paragraph-rsid="0077499f"/>
    </style:style>
    <style:style style:name="P40" style:family="paragraph" style:parent-style-name="Standard">
      <style:text-properties officeooo:paragraph-rsid="007839cb"/>
    </style:style>
    <style:style style:name="P41" style:family="paragraph" style:parent-style-name="Standard">
      <style:text-properties officeooo:paragraph-rsid="00843963"/>
    </style:style>
    <style:style style:name="P42" style:family="paragraph" style:parent-style-name="Standard">
      <style:text-properties officeooo:paragraph-rsid="008b397c"/>
    </style:style>
    <style:style style:name="P43" style:family="paragraph" style:parent-style-name="Standard">
      <style:text-properties officeooo:rsid="00930e3a" officeooo:paragraph-rsid="00930e3a"/>
    </style:style>
    <style:style style:name="P44" style:family="paragraph" style:parent-style-name="Standard">
      <style:text-properties officeooo:rsid="009368d1" officeooo:paragraph-rsid="009368d1"/>
    </style:style>
    <style:style style:name="P45" style:family="paragraph" style:parent-style-name="Standard">
      <style:text-properties officeooo:paragraph-rsid="00a4294f"/>
    </style:style>
    <style:style style:name="P46" style:family="paragraph" style:parent-style-name="Standard">
      <style:text-properties officeooo:paragraph-rsid="00aabb24"/>
    </style:style>
    <style:style style:name="P47" style:family="paragraph" style:parent-style-name="Standard">
      <style:text-properties officeooo:paragraph-rsid="00b18f0d"/>
    </style:style>
    <style:style style:name="P48" style:family="paragraph" style:parent-style-name="Standard">
      <style:text-properties officeooo:paragraph-rsid="00b764df"/>
    </style:style>
    <style:style style:name="P49" style:family="paragraph" style:parent-style-name="Standard">
      <style:text-properties officeooo:paragraph-rsid="00c367e7"/>
    </style:style>
    <style:style style:name="P50" style:family="paragraph" style:parent-style-name="Standard">
      <style:paragraph-properties fo:text-align="start" style:justify-single-word="false"/>
    </style:style>
    <style:style style:name="P51" style:family="paragraph" style:parent-style-name="Standard">
      <style:paragraph-properties fo:text-align="start" style:justify-single-word="false"/>
      <style:text-properties style:font-name="Liberation Serif" officeooo:paragraph-rsid="00cd44a9"/>
    </style:style>
    <style:style style:name="P52" style:family="paragraph" style:parent-style-name="Standard">
      <style:paragraph-properties fo:text-align="start" style:justify-single-word="false"/>
      <style:text-properties style:font-name="Liberation Serif" officeooo:paragraph-rsid="00cd4dbb"/>
    </style:style>
    <style:style style:name="P53" style:family="paragraph" style:parent-style-name="Standard">
      <style:text-properties officeooo:paragraph-rsid="00d42d83"/>
    </style:style>
    <style:style style:name="P54" style:family="paragraph" style:parent-style-name="Standard">
      <style:text-properties officeooo:rsid="00d45ee5" officeooo:paragraph-rsid="00d45ee5"/>
    </style:style>
    <style:style style:name="P55" style:family="paragraph" style:parent-style-name="Standard">
      <style:text-properties officeooo:rsid="00e02923" officeooo:paragraph-rsid="00e02923"/>
    </style:style>
    <style:style style:name="P56" style:family="paragraph" style:parent-style-name="Standard">
      <style:text-properties officeooo:paragraph-rsid="00f28763"/>
    </style:style>
    <style:style style:name="P57" style:family="paragraph" style:parent-style-name="Standard">
      <style:text-properties officeooo:paragraph-rsid="00fcaf16"/>
    </style:style>
    <style:style style:name="P58" style:family="paragraph" style:parent-style-name="Standard">
      <style:text-properties fo:color="#ce181e" fo:font-size="14pt" fo:font-weight="bold" officeooo:paragraph-rsid="001c4059" style:font-size-asian="14pt" style:font-weight-asian="bold" style:font-size-complex="14pt" style:font-weight-complex="bold"/>
    </style:style>
    <style:style style:name="P59" style:family="paragraph" style:parent-style-name="Standard">
      <style:text-properties fo:color="#ce181e" fo:font-weight="bold" style:font-weight-asian="bold" style:font-weight-complex="bold"/>
    </style:style>
    <style:style style:name="P60" style:family="paragraph" style:parent-style-name="Standard">
      <style:text-properties fo:color="#ce181e" fo:font-weight="bold" officeooo:rsid="0018e489" officeooo:paragraph-rsid="0018e489" style:font-weight-asian="bold" style:font-weight-complex="bold"/>
    </style:style>
    <style:style style:name="P61" style:family="paragraph" style:parent-style-name="Standard">
      <style:text-properties fo:color="#ed1c24"/>
    </style:style>
    <style:style style:name="P62" style:family="paragraph" style:parent-style-name="Standard">
      <style:text-properties fo:color="#ed1c24" fo:font-weight="bold" style:font-weight-asian="bold" style:font-weight-complex="bold"/>
    </style:style>
    <style:style style:name="P63" style:family="paragraph" style:parent-style-name="Standard">
      <style:text-properties fo:color="#ed1c24" fo:font-weight="bold" officeooo:paragraph-rsid="0077499f" style:font-weight-asian="bold" style:font-weight-complex="bold"/>
    </style:style>
    <style:style style:name="P64" style:family="paragraph" style:parent-style-name="Standard">
      <style:text-properties fo:color="#ed1c24" fo:font-weight="bold" officeooo:paragraph-rsid="006ca001" style:font-weight-asian="bold" style:font-weight-complex="bold"/>
    </style:style>
    <style:style style:name="P65" style:family="paragraph" style:parent-style-name="Standard">
      <style:text-properties fo:color="#ed1c24" fo:font-weight="bold" officeooo:paragraph-rsid="00d42d83" style:font-weight-asian="bold" style:font-weight-complex="bold"/>
    </style:style>
    <style:style style:name="P66" style:family="paragraph" style:parent-style-name="Standard">
      <style:text-properties fo:color="#ed1c24" fo:font-weight="bold" officeooo:paragraph-rsid="00fcaf16" style:font-weight-asian="bold" style:font-weight-complex="bold"/>
    </style:style>
    <style:style style:name="P67" style:family="paragraph" style:parent-style-name="Standard">
      <style:text-properties fo:color="#ed1c24" fo:font-weight="bold" officeooo:paragraph-rsid="00f28763" style:font-weight-asian="bold" style:font-weight-complex="bold"/>
    </style:style>
    <style:style style:name="P68" style:family="paragraph" style:parent-style-name="Standard">
      <style:text-properties fo:font-weight="bold" officeooo:paragraph-rsid="007839cb" style:font-weight-asian="bold" style:font-weight-complex="bold"/>
    </style:style>
    <style:style style:name="P69" style:family="paragraph" style:parent-style-name="Standard">
      <style:text-properties fo:font-weight="bold" officeooo:rsid="005e91cc" officeooo:paragraph-rsid="006256b7" style:font-weight-asian="bold" style:font-weight-complex="bold"/>
    </style:style>
    <style:style style:name="P70" style:family="paragraph" style:parent-style-name="Standard">
      <style:paragraph-properties fo:text-align="start" style:justify-single-word="false"/>
      <style:text-properties style:font-name="Liberation Serif"/>
    </style:style>
    <style:style style:name="P71" style:family="paragraph" style:parent-style-name="Standard">
      <style:text-properties fo:color="#000000" fo:font-weight="bold" officeooo:rsid="00d456ca" officeooo:paragraph-rsid="00d42d83" style:font-weight-asian="bold" style:font-weight-complex="bold"/>
    </style:style>
    <style:style style:name="P72" style:family="paragraph" style:parent-style-name="Standard">
      <style:text-properties fo:font-weight="normal" officeooo:rsid="00dd2a46" officeooo:paragraph-rsid="00fcaf16" style:font-weight-asian="normal" style:font-weight-complex="normal"/>
    </style:style>
    <style:style style:name="P73" style:family="paragraph" style:parent-style-name="Standard">
      <style:text-properties officeooo:paragraph-rsid="007839cb"/>
    </style:style>
    <style:style style:name="P74" style:family="paragraph" style:parent-style-name="Standard" style:list-style-name="L1">
      <style:paragraph-properties fo:margin-top="0cm" fo:margin-bottom="0cm" loext:contextual-spacing="false"/>
      <style:text-properties officeooo:paragraph-rsid="00c367e7"/>
    </style:style>
    <style:style style:name="P75" style:family="paragraph" style:parent-style-name="Text_20_body" style:list-style-name="L1"/>
    <style:style style:name="P76" style:family="paragraph" style:parent-style-name="Text_20_body" style:list-style-name="L1">
      <style:paragraph-properties fo:margin-top="0cm" fo:margin-bottom="0cm" loext:contextual-spacing="false"/>
    </style:style>
    <style:style style:name="T1" style:family="text">
      <style:text-properties fo:color="#ce181e" fo:font-size="14pt" fo:font-weight="bold" style:font-size-asian="14pt" style:font-weight-asian="bold" style:font-size-complex="14pt" style:font-weight-complex="bold"/>
    </style:style>
    <style:style style:name="T2" style:family="text">
      <style:text-properties fo:color="#ce181e" fo:font-size="14pt" style:font-size-asian="14pt" style:font-size-complex="14pt"/>
    </style:style>
    <style:style style:name="T3" style:family="text">
      <style:text-properties fo:color="#ce181e" fo:font-weight="bold" style:font-weight-asian="bold" style:font-weight-complex="bold"/>
    </style:style>
    <style:style style:name="T4" style:family="text">
      <style:text-properties fo:color="#ce181e" fo:font-weight="bold" officeooo:rsid="00930e3a" style:font-weight-asian="bold" style:font-weight-complex="bold"/>
    </style:style>
    <style:style style:name="T5" style:family="text">
      <style:text-properties fo:color="#ce181e" fo:font-weight="bold" officeooo:rsid="00e935ea" style:font-weight-asian="bold" style:font-weight-complex="bold"/>
    </style:style>
    <style:style style:name="T6" style:family="text">
      <style:text-properties fo:color="#ce181e" fo:font-weight="bold" officeooo:rsid="00e97266" style:font-weight-asian="bold" style:font-weight-complex="bold"/>
    </style:style>
    <style:style style:name="T7" style:family="text">
      <style:text-properties officeooo:rsid="0018e489"/>
    </style:style>
    <style:style style:name="T8" style:family="text">
      <style:text-properties fo:font-weight="bold" style:font-weight-asian="bold" style:font-weight-complex="bold"/>
    </style:style>
    <style:style style:name="T9" style:family="text">
      <style:text-properties fo:font-weight="bold" officeooo:rsid="005e91cc" style:font-weight-asian="bold" style:font-weight-complex="bold"/>
    </style:style>
    <style:style style:name="T10" style:family="text">
      <style:text-properties fo:font-weight="bold" officeooo:rsid="00843963" style:font-weight-asian="bold" style:font-weight-complex="bold"/>
    </style:style>
    <style:style style:name="T11" style:family="text">
      <style:text-properties fo:font-weight="bold" officeooo:rsid="00a9f66d" style:font-weight-asian="bold" style:font-weight-complex="bold"/>
    </style:style>
    <style:style style:name="T12" style:family="text">
      <style:text-properties fo:font-weight="bold" officeooo:rsid="00b85a9d" style:font-weight-asian="bold" style:font-weight-complex="bold"/>
    </style:style>
    <style:style style:name="T13" style:family="text">
      <style:text-properties fo:font-weight="bold" officeooo:rsid="00c367e7" style:font-weight-asian="bold" style:font-weight-complex="bold"/>
    </style:style>
    <style:style style:name="T14" style:family="text">
      <style:text-properties fo:font-weight="bold" officeooo:rsid="00d456ca"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6e8fee" style:font-weight-asian="normal" style:font-weight-complex="normal"/>
    </style:style>
    <style:style style:name="T17" style:family="text">
      <style:text-properties fo:font-weight="normal" officeooo:rsid="005e91cc" style:font-weight-asian="normal" style:font-weight-complex="normal"/>
    </style:style>
    <style:style style:name="T18" style:family="text">
      <style:text-properties fo:color="#ed1c24"/>
    </style:style>
    <style:style style:name="T19" style:family="text">
      <style:text-properties fo:color="#ed1c24" fo:font-weight="bold" style:font-weight-asian="bold" style:font-weight-complex="bold"/>
    </style:style>
    <style:style style:name="T20" style:family="text">
      <style:text-properties fo:color="#ed1c24" fo:font-weight="bold" officeooo:rsid="0083b8b1" style:font-weight-asian="bold" style:font-weight-complex="bold"/>
    </style:style>
    <style:style style:name="T21" style:family="text">
      <style:text-properties fo:color="#ed1c24" fo:font-weight="bold" officeooo:rsid="00d456ca" style:font-weight-asian="bold" style:font-weight-complex="bold"/>
    </style:style>
    <style:style style:name="T22" style:family="text">
      <style:text-properties fo:color="#ed1c24" fo:font-weight="bold" officeooo:rsid="00d6d496" style:font-weight-asian="bold" style:font-weight-complex="bold"/>
    </style:style>
    <style:style style:name="T23" style:family="text">
      <style:text-properties fo:color="#ed1c24" fo:font-weight="bold" officeooo:rsid="00e02923" style:font-weight-asian="bold" style:font-weight-complex="bold"/>
    </style:style>
    <style:style style:name="T24" style:family="text">
      <style:text-properties fo:color="#ed1c24" fo:font-weight="bold" officeooo:rsid="00e8daf3" style:font-weight-asian="bold" style:font-weight-complex="bold"/>
    </style:style>
    <style:style style:name="T25" style:family="text">
      <style:text-properties fo:color="#ed1c24" fo:font-weight="bold" officeooo:rsid="009832e5" style:font-weight-asian="bold" style:font-weight-complex="bold"/>
    </style:style>
    <style:style style:name="T26" style:family="text">
      <style:text-properties fo:color="#ed1c24" fo:font-weight="bold" officeooo:rsid="00f40ccc" style:font-weight-asian="bold" style:font-weight-complex="bold"/>
    </style:style>
    <style:style style:name="T27" style:family="text">
      <style:text-properties fo:color="#000000"/>
    </style:style>
    <style:style style:name="T28" style:family="text">
      <style:text-properties fo:color="#000000" fo:font-weight="bold" officeooo:rsid="00219439" style:font-weight-asian="bold" style:font-weight-complex="bold"/>
    </style:style>
    <style:style style:name="T29" style:family="text">
      <style:text-properties fo:color="#000000" fo:font-weight="normal" officeooo:rsid="00219439" style:font-weight-asian="normal" style:font-weight-complex="normal"/>
    </style:style>
    <style:style style:name="T30" style:family="text">
      <style:text-properties fo:color="#000000" officeooo:rsid="0071f221"/>
    </style:style>
    <style:style style:name="T31" style:family="text">
      <style:text-properties fo:color="#000000" officeooo:rsid="00729ce8"/>
    </style:style>
    <style:style style:name="T32" style:family="text">
      <style:text-properties fo:color="#000000" style:font-name="Liberation Serif" fo:font-style="italic" style:text-underline-style="none" fo:font-weight="normal" style:font-weight-asian="normal" style:font-weight-complex="normal"/>
    </style:style>
    <style:style style:name="T33" style:family="text">
      <style:text-properties officeooo:rsid="00231220"/>
    </style:style>
    <style:style style:name="T34" style:family="text">
      <style:text-properties officeooo:rsid="00252ea1"/>
    </style:style>
    <style:style style:name="T35" style:family="text">
      <style:text-properties officeooo:rsid="00273c01"/>
    </style:style>
    <style:style style:name="T36" style:family="text">
      <style:text-properties officeooo:rsid="003403e1"/>
    </style:style>
    <style:style style:name="T37" style:family="text">
      <style:text-properties officeooo:rsid="003489bb"/>
    </style:style>
    <style:style style:name="T38" style:family="text">
      <style:text-properties officeooo:rsid="00366818"/>
    </style:style>
    <style:style style:name="T39" style:family="text">
      <style:text-properties officeooo:rsid="003788e7"/>
    </style:style>
    <style:style style:name="T40" style:family="text">
      <style:text-properties officeooo:rsid="0053db22"/>
    </style:style>
    <style:style style:name="T41" style:family="text">
      <style:text-properties officeooo:rsid="0059bbdc"/>
    </style:style>
    <style:style style:name="T42" style:family="text">
      <style:text-properties fo:font-style="italic" style:font-style-asian="italic" style:font-style-complex="italic"/>
    </style:style>
    <style:style style:name="T43" style:family="text">
      <style:text-properties fo:font-style="normal" style:font-style-asian="normal" style:font-style-complex="normal"/>
    </style:style>
    <style:style style:name="T44" style:family="text">
      <style:text-properties officeooo:rsid="005a9dab"/>
    </style:style>
    <style:style style:name="T45" style:family="text">
      <style:text-properties officeooo:rsid="005b24cd"/>
    </style:style>
    <style:style style:name="T46" style:family="text">
      <style:text-properties officeooo:rsid="005e91cc"/>
    </style:style>
    <style:style style:name="T47" style:family="text">
      <style:text-properties officeooo:rsid="006256b7"/>
    </style:style>
    <style:style style:name="T48" style:family="text">
      <style:text-properties officeooo:rsid="00707e82"/>
    </style:style>
    <style:style style:name="T49" style:family="text">
      <style:text-properties officeooo:rsid="007aaf77"/>
    </style:style>
    <style:style style:name="T50" style:family="text">
      <style:text-properties officeooo:rsid="007b00f5"/>
    </style:style>
    <style:style style:name="T51" style:family="text">
      <style:text-properties officeooo:rsid="008161b7"/>
    </style:style>
    <style:style style:name="T52" style:family="text">
      <style:text-properties officeooo:rsid="0082d10e"/>
    </style:style>
    <style:style style:name="T53" style:family="text">
      <style:text-properties officeooo:rsid="00843963"/>
    </style:style>
    <style:style style:name="T54" style:family="text">
      <style:text-properties officeooo:rsid="0087383c"/>
    </style:style>
    <style:style style:name="T55" style:family="text">
      <style:text-properties officeooo:rsid="00891b8f"/>
    </style:style>
    <style:style style:name="T56" style:family="text">
      <style:text-properties officeooo:rsid="009368d1"/>
    </style:style>
    <style:style style:name="T57" style:family="text">
      <style:text-properties officeooo:rsid="009832e5"/>
    </style:style>
    <style:style style:name="T58" style:family="text">
      <style:text-properties officeooo:rsid="009a8790"/>
    </style:style>
    <style:style style:name="T59" style:family="text">
      <style:text-properties officeooo:rsid="00a0d42c"/>
    </style:style>
    <style:style style:name="T60" style:family="text">
      <style:text-properties style:font-name="Liberation Serif"/>
    </style:style>
    <style:style style:name="T61" style:family="text">
      <style:text-properties style:font-name="Liberation Serif" fo:font-size="13pt" fo:font-weight="normal" style:font-size-asian="13pt" style:font-weight-asian="normal" style:font-size-complex="13pt" style:font-weight-complex="normal"/>
    </style:style>
    <style:style style:name="T62" style:family="text">
      <style:text-properties style:font-name="Liberation Serif" fo:font-size="13pt" fo:font-weight="bold" style:font-size-asian="13pt" style:font-weight-asian="bold" style:font-size-complex="13pt" style:font-weight-complex="bold"/>
    </style:style>
    <style:style style:name="T63" style:family="text">
      <style:text-properties style:font-name="Liberation Serif" fo:font-style="italic" fo:font-weight="bold" style:font-weight-asian="bold" style:font-weight-complex="bold"/>
    </style:style>
    <style:style style:name="T64" style:family="text">
      <style:text-properties style:font-name="Liberation Serif" officeooo:rsid="00cb3ad9"/>
    </style:style>
    <style:style style:name="T65" style:family="text">
      <style:text-properties style:font-name="Liberation Serif" fo:font-weight="bold" style:font-weight-asian="bold" style:font-weight-complex="bold"/>
    </style:style>
    <style:style style:name="T66" style:family="text">
      <style:text-properties officeooo:rsid="00a54218"/>
    </style:style>
    <style:style style:name="T67" style:family="text">
      <style:text-properties officeooo:rsid="00a5dd8d"/>
    </style:style>
    <style:style style:name="T68" style:family="text">
      <style:text-properties officeooo:rsid="00a8c145"/>
    </style:style>
    <style:style style:name="T69" style:family="text">
      <style:text-properties officeooo:rsid="00aa4a19"/>
    </style:style>
    <style:style style:name="T70" style:family="text">
      <style:text-properties officeooo:rsid="00b45ef9"/>
    </style:style>
    <style:style style:name="T71" style:family="text">
      <style:text-properties officeooo:rsid="00b730a6"/>
    </style:style>
    <style:style style:name="T72" style:family="text">
      <style:text-properties officeooo:rsid="00ba43f6"/>
    </style:style>
    <style:style style:name="T73" style:family="text">
      <style:text-properties officeooo:rsid="00c1dc87"/>
    </style:style>
    <style:style style:name="T74" style:family="text">
      <style:text-properties officeooo:rsid="00c367e7"/>
    </style:style>
    <style:style style:name="T75" style:family="text">
      <style:text-properties officeooo:rsid="00c850cb"/>
    </style:style>
    <style:style style:name="T76" style:family="text">
      <style:text-properties officeooo:rsid="00c97185"/>
    </style:style>
    <style:style style:name="T77" style:family="text">
      <style:text-properties officeooo:rsid="00cd44a9"/>
    </style:style>
    <style:style style:name="T78" style:family="text">
      <style:text-properties officeooo:rsid="00cd4dbb"/>
    </style:style>
    <style:style style:name="T79" style:family="text">
      <style:text-properties officeooo:rsid="00ce9649"/>
    </style:style>
    <style:style style:name="T80" style:family="text">
      <style:text-properties officeooo:rsid="00d22484"/>
    </style:style>
    <style:style style:name="T81" style:family="text">
      <style:text-properties officeooo:rsid="00d45ee5"/>
    </style:style>
    <style:style style:name="T82" style:family="text">
      <style:text-properties officeooo:rsid="00d576de"/>
    </style:style>
    <style:style style:name="T83" style:family="text">
      <style:text-properties officeooo:rsid="00d7dffa"/>
    </style:style>
    <style:style style:name="T84" style:family="text">
      <style:text-properties officeooo:rsid="00d9b32f"/>
    </style:style>
    <style:style style:name="T85" style:family="text">
      <style:text-properties officeooo:rsid="00dae91f"/>
    </style:style>
    <style:style style:name="T86" style:family="text">
      <style:text-properties officeooo:rsid="00e1dad1"/>
    </style:style>
    <style:style style:name="T87" style:family="text">
      <style:text-properties officeooo:rsid="00e36374"/>
    </style:style>
    <style:style style:name="T88" style:family="text">
      <style:text-properties officeooo:rsid="00e6f107"/>
    </style:style>
    <style:style style:name="T89" style:family="text">
      <style:text-properties officeooo:rsid="00e7fd02"/>
    </style:style>
    <style:style style:name="T90" style:family="text">
      <style:text-properties officeooo:rsid="00e97266"/>
    </style:style>
    <style:style style:name="T91" style:family="text">
      <style:text-properties officeooo:rsid="00ea3c68"/>
    </style:style>
    <style:style style:name="T92" style:family="text">
      <style:text-properties officeooo:rsid="00ea6d4f"/>
    </style:style>
    <style:style style:name="T93" style:family="text">
      <style:text-properties officeooo:rsid="00ec168e"/>
    </style:style>
    <style:style style:name="T94" style:family="text">
      <style:text-properties officeooo:rsid="00ee0516"/>
    </style:style>
    <style:style style:name="T95" style:family="text">
      <style:text-properties officeooo:rsid="00ee2087"/>
    </style:style>
    <style:style style:name="T96" style:family="text">
      <style:text-properties officeooo:rsid="00eeddab"/>
    </style:style>
    <style:style style:name="T97" style:family="text">
      <style:text-properties officeooo:rsid="00eef335"/>
    </style:style>
    <style:style style:name="T98" style:family="text">
      <style:text-properties officeooo:rsid="00efb41a"/>
    </style:style>
    <style:style style:name="T99" style:family="text">
      <style:text-properties officeooo:rsid="00f54c13"/>
    </style:style>
    <style:style style:name="T100" style:family="text">
      <style:text-properties officeooo:rsid="00f70360"/>
    </style:style>
    <style:style style:name="T101" style:family="text">
      <style:text-properties officeooo:rsid="00f83ccf"/>
    </style:style>
    <style:style style:name="T102" style:family="text">
      <style:text-properties officeooo:rsid="00f8bae4"/>
    </style:style>
    <style:style style:name="T103" style:family="text">
      <style:text-properties officeooo:rsid="00f909af"/>
    </style:style>
    <style:style style:name="T104" style:family="text">
      <style:text-properties officeooo:rsid="00ffc437"/>
    </style:style>
    <style:style style:name="T105" style:family="text">
      <style:text-properties officeooo:rsid="0104e1c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 <text:span text:style-name="T2"><text:s/></text:span><text:span text:style-name="T1">. . . . . . . . . . . . . . . . . . . . . .</text:span></text:p>
      <text:p text:style-name="P2"><text:tab/><text:tab/><text:tab/> <text:s text:c="14"/>. . . . . . L<text:span text:style-name="T104">INUX</text:span> . . . . . .</text:p>
      <text:p text:style-name="P2"><text:tab/><text:tab/><text:tab/> <text:s text:c="4"/><text:tab/> <text:s/>. . . . . . . . . . . . . . . . . . . . . .</text:p>
      <text:p text:style-name="P1"/>
      <text:p text:style-name="P3">CO<text:span text:style-name="T7">MMANDS</text:span></text:p>
      <text:p text:style-name="P60">===========</text:p>
      <text:p text:style-name="P3"><text:span text:style-name="T86">1. </text:span>ls <text:span text:style-name="T86">command</text:span>:</text:p>
      <text:p text:style-name="P3">-------------------</text:p>
      <text:p text:style-name="Standard"><text:tab/><text:span text:style-name="T8">ls</text:span> <text:span text:style-name="T15">command</text:span> is used for list information about files in the directory.</text:p>
      <text:p text:style-name="Standard"/>
      <text:p text:style-name="P13"><text:s text:c="3"/>ls -a<text:tab/><text:tab/><text:tab/> <text:s text:c="3"/><text:tab/>----&gt; Command to view all hidden files</text:p>
      <text:p text:style-name="P13"><text:s text:c="3"/>ls -A<text:tab/><text:tab/><text:tab/> <text:s text:c="3"/><text:tab/>----&gt; Command to view all hidden files</text:p>
      <text:p text:style-name="P13"><text:s text:c="3"/>ls -1tr<text:tab/><text:tab/><text:tab/> ----&gt; Command to view last edited file</text:p>
      <text:p text:style-name="P13"><text:s text:c="3"/>ls -lh test.pdf<text:tab/><text:tab/> ----&gt; Command to view size of a file</text:p>
      <text:p text:style-name="P13"><text:s text:c="3"/>ls -lhS | sed -n '/^d/!p' <text:s text:c="6"/><text:tab/>----&gt; Command to view the files based on its size in acending order</text:p>
      <text:p text:style-name="P13"><text:s text:c="3"/>ls -R <text:s text:c="26"/><text:tab/>----&gt; Command to view all the file inside a folder recursively</text:p>
      <text:p text:style-name="P13"><text:s text:c="3"/>ls -1<text:tab/><text:tab/><text:tab/> <text:s text:c="3"/><text:tab/>----&gt; Command to display one file per line</text:p>
      <text:p text:style-name="P13"><text:s text:c="3"/>ls -r<text:tab/><text:tab/><text:tab/> <text:s text:c="3"/><text:tab/>----&gt; Command to do reverse search in ls</text:p>
      <text:p text:style-name="Standard"><text:s text:c="3"/>ls -1tr | tail -1 | xargs cat <text:s text:c="3"/><text:tab/>----&gt; Command to view the Content of the last Edited File </text:p>
      <text:p text:style-name="Standard"><text:s text:c="3"/>ls -F | grep /<text:tab/><text:tab/> <text:s text:c="4"/><text:tab/>----&gt; Command to list only folders</text:p>
      <text:p text:style-name="Standard"><text:s text:c="3"/>ls -l | grep ^d<text:tab/><text:tab/>----&gt; Command to list only folders</text:p>
      <text:p text:style-name="Standard"><text:s text:c="3"/>ls -l | sed -n '/^d/p' <text:s text:c="10"/><text:tab/>----&gt; Command to list only folders</text:p>
      <text:p text:style-name="Standard"><text:s text:c="3"/>ls -l | sed -n '/^d/!p' <text:s text:c="9"/><text:tab/>----&gt; Command to view only files in the folder </text:p>
      <text:p text:style-name="Standard"><text:s text:c="3"/>ls -l | sed '/^total/d' | sed -n '/^d/!p <text:s text:c="5"/>----&gt; Command to view only files in the folder</text:p>
      <text:p text:style-name="Standard"><text:s text:c="3"/>ls -lFSh | grep -v '/' | sed -n '/total/!p' <text:s/>----&gt; Command to view only files and arrange it in ascending order according to file Size</text:p>
      <text:p text:style-name="Standard"/>
      <text:p text:style-name="Standard"/>
      <text:p text:style-name="P21"><text:span text:style-name="T87">2. </text:span>cat <text:span text:style-name="T49">command</text:span> :</text:p>
      <text:p text:style-name="P21">----------------------</text:p>
      <text:p text:style-name="P39"><text:span text:style-name="T8">cat</text:span> command is used to view the contents in the files. </text:p>
      <text:p text:style-name="P39"/>
      <text:p text:style-name="P21">SYNTAX: <text:tab/>cat &lt;operand&gt; &lt;filename&gt;</text:p>
      <text:p text:style-name="P42"><text:s/><text:tab/></text:p>
      <text:p text:style-name="P42"><text:span text:style-name="T15"><text:tab/> cat file1 <text:tab/><text:tab/>---</text:span><text:span text:style-name="T16">&gt;</text:span><text:span text:style-name="T15"> Display the contents of file.</text:span></text:p>
      <text:p text:style-name="P35"><text:s text:c="13"/>cat file1 file2 <text:s text:c="9"/>--<text:span text:style-name="T48">&gt; View Multiple Files contents in terminal.</text:span></text:p>
      <text:p text:style-name="P35"><text:span text:style-name="T27"><text:tab/> cat -n file1 <text:s text:c="15"/>---</text:span><text:span text:style-name="T30">&gt; <text:s/>To display the line number of each line in the file.</text:span></text:p>
      <text:p text:style-name="P35"><text:s text:c="12"/><text:span text:style-name="T27"><text:s/>cat &gt; file1 <text:s text:c="18"/>--</text:span><text:span text:style-name="T31">&gt; Create a file with cat command. </text:span>After writing the contents press <text:span text:style-name="T8">CTRL+d </text:span><text:s/>to exit. The text will be written in file1.</text:p>
      <text:p text:style-name="P35"><text:s text:c="13"/>cat -b file.txt<text:tab/><text:tab/>--&gt; To view content of file with line number and exclude blank space.</text:p>
      <text:p text:style-name="P22"/>
      <text:p text:style-name="P22"/>
      <text:p text:style-name="P22"><text:span text:style-name="T88">3. c</text:span>p <text:span text:style-name="T50">command</text:span>:</text:p>
      <text:p text:style-name="P40"><text:span text:style-name="T19">---------------------</text:span><text:tab/></text:p>
      <text:p text:style-name="P40"><text:tab/><text:span text:style-name="T8">cp</text:span> command is used to copy the files and directories </text:p>
      <text:p text:style-name="P40"/>
      <text:p text:style-name="P8">To copy a file:</text:p>
      <text:p text:style-name="P40">To copy a file from one location to another within the same user</text:p>
      <text:p text:style-name="P40"/>
      <text:p text:style-name="P40"><text:tab/><text:span text:style-name="T19"># cp filename /home/karthi/</text:span></text:p>
      <text:p text:style-name="P40"/>
      <text:p text:style-name="P40"/>
      <text:p text:style-name="P8"><text:soft-page-break/></text:p>
      <text:p text:style-name="P8">To copy multiple file:</text:p>
      <text:p text:style-name="P40"/>
      <text:p text:style-name="P40">To copy multiple files at the same time from one directory to another use cp command.</text:p>
      <text:p text:style-name="P40"/>
      <text:p text:style-name="P22"><text:tab/># cp file1.txt file2.txt file3.txt /home/karthi/</text:p>
      <text:p text:style-name="P40"/>
      <text:p text:style-name="P8">To copy a directory:</text:p>
      <text:p text:style-name="P40"/>
      <text:p text:style-name="P40"><text:tab/><text:span text:style-name="T19"># cp -r test1 /home/karthi/</text:span></text:p>
      <text:p text:style-name="P40"/>
      <text:p text:style-name="P8">Options:</text:p>
      <text:p text:style-name="P8"/>
      <text:p text:style-name="P40"><text:span text:style-name="T19">r or R - recursive</text:span>. It should be used for copying directory either it may be empty or not.</text:p>
      <text:p text:style-name="P40">-f option is used to force the copying process. </text:p>
      <text:p text:style-name="P40"/>
      <text:p text:style-name="P8">To use interactive mode:</text:p>
      <text:p text:style-name="P8"/>
      <text:p text:style-name="P40"><text:tab/>In this mode, if the destination directory contains the same contents in source or to delete the contents, it will ask the confirmation. User have to answer the question either by pressing 'y' or 'n'</text:p>
      <text:p text:style-name="P40"/>
      <text:p text:style-name="P40"><text:tab/><text:span text:style-name="T19"># cp -i * /home/karthi/demoo/</text:span></text:p>
      <text:p text:style-name="P40"/>
      <text:p text:style-name="P22"/>
      <text:p text:style-name="P22"><text:span text:style-name="T89">4.</text:span> File Creation and Editing :</text:p>
      <text:p text:style-name="P22">====================<text:span text:style-name="T89">==</text:span></text:p>
      <text:p text:style-name="P40"/>
      <text:p text:style-name="P40"><text:tab/>i) <text:span text:style-name="T19">touch</text:span> - The touch command is the easiest way to create new, empty files.</text:p>
      <text:p text:style-name="P40"><text:tab/><text:tab/></text:p>
      <text:p text:style-name="P40"><text:tab/><text:tab/><text:tab/><text:span text:style-name="T8">touch file1;</text:span> To create a single empty file</text:p>
      <text:p text:style-name="P40"><text:tab/><text:tab/><text:tab/><text:span text:style-name="T8">touch file1 file2;</text:span> To create multiple files.</text:p>
      <text:p text:style-name="P40"/>
      <text:p text:style-name="P40"><text:tab/>ii) <text:s/><text:span text:style-name="T19">gedit</text:span> - Gnome EDIT or Graphical EDIT; it opens the file outside the terminal. this will support only if we have GUI interface. </text:p>
      <text:p text:style-name="P40"><text:tab/><text:tab/></text:p>
      <text:p text:style-name="P40"><text:tab/><text:tab/><text:tab/><text:span text:style-name="T8">gedit file1; </text:span>It will open the file1 as GNOME mode.</text:p>
      <text:p text:style-name="P40"/>
      <text:p text:style-name="P40"><text:tab/>iii) <text:span text:style-name="T19">vim</text:span> editor - Used to create and edit files</text:p>
      <text:p text:style-name="P40"/>
      <text:p text:style-name="P40"><text:tab/><text:tab/><text:span text:style-name="T51">Some Important </text:span>Options :</text:p>
      <text:p text:style-name="P40"><text:tab/><text:tab/>=======<text:span text:style-name="T51">============</text:span></text:p>
      <text:p text:style-name="P40"><text:tab/><text:tab/><text:tab/>i <text:s text:c="2"/>- insert mode</text:p>
      <text:p text:style-name="P40"><text:tab/><text:tab/><text:tab/>esc - view mode </text:p>
      <text:p text:style-name="P40"><text:tab/><text:tab/><text:tab/>:w <text:s/>- save the file</text:p>
      <text:p text:style-name="P40"><text:tab/><text:tab/><text:tab/>:q <text:s/>- quit the file</text:p>
      <text:p text:style-name="P40"><text:tab/><text:tab/><text:tab/>:wq - save and quit the file</text:p>
      <text:p text:style-name="P40"><text:tab/><text:tab/><text:tab/>esc+gg - Beginning of the file</text:p>
      <text:p text:style-name="P40"><text:tab/><text:tab/><text:tab/>esc+G - End of the file</text:p>
      <text:p text:style-name="P40"><text:tab/><text:tab/><text:tab/>%s/&lt;old-value&gt;/&lt;new-value&gt;/g - substitude the old value into new value</text:p>
      <text:p text:style-name="P40"/>
      <text:p text:style-name="P40"/>
      <text:p text:style-name="P40"/>
      <text:p text:style-name="P40"><text:soft-page-break/><text:s/><text:span text:style-name="T19"><text:s/></text:span><text:span text:style-name="T24">5. F</text:span><text:span text:style-name="T19">older/Directory Creation </text:span><text:span text:style-name="T20">and Deletion</text:span><text:span text:style-name="T19">:</text:span></text:p>
      <text:p text:style-name="P22"><text:s text:c="2"/>===================<text:span text:style-name="T52">=============</text:span></text:p>
      <text:p text:style-name="P22"/>
      <text:p text:style-name="P23"><text:s text:c="3"/>mkdir :</text:p>
      <text:p text:style-name="P40"><text:tab/><text:span text:style-name="T8">mkdir</text:span> command is used to make new directory in current working directory.</text:p>
      <text:p text:style-name="P40"><text:tab/></text:p>
      <text:p text:style-name="P40"><text:tab/>Example:</text:p>
      <text:p text:style-name="P40"><text:tab/>=======</text:p>
      <text:p text:style-name="P40"><text:tab/><text:tab/>mkdir test1; <text:tab/><text:tab/><text:tab/>--- single directory creation</text:p>
      <text:p text:style-name="P40"><text:tab/><text:tab/>mkdir test2 test3; <text:tab/><text:tab/>---- Create Multiple directory</text:p>
      <text:p text:style-name="P40"><text:tab/><text:tab/>mkdir -p test1/test4/test5; <text:tab/>---- To make a nested directory</text:p>
      <text:p text:style-name="P22"><text:s text:c="3"/>rmdir:</text:p>
      <text:p text:style-name="P41"><text:span text:style-name="T8"><text:tab/></text:span><text:span text:style-name="T10">rm</text:span><text:span text:style-name="T8">dir</text:span> command is used to delete <text:span text:style-name="T53">the </text:span>empty directory.</text:p>
      <text:p text:style-name="P40"/>
      <text:p text:style-name="P40"><text:tab/>rmdir hello<text:tab/><text:tab/><text:tab/> <text:s text:c="6"/>--&gt; Command used to delete empty folder (here hello is <text:span text:style-name="T54">directory</text:span>)</text:p>
      <text:p text:style-name="P40"/>
      <text:p text:style-name="P22"><text:s text:c="3"/>rm:</text:p>
      <text:p text:style-name="P40"><text:tab/>rm hello<text:tab/><text:tab/><text:tab/>-----&gt; Command used to delete a file/folder.</text:p>
      <text:p text:style-name="P40"><text:tab/>rm -r hello<text:tab/><text:tab/><text:tab/>-----&gt; Command used to delete a folder recursively</text:p>
      <text:p text:style-name="P40"><text:tab/>rm -rf hello<text:tab/><text:tab/><text:tab/>-----&gt; Command used to delete force<text:span text:style-name="T55">ful</text:span>ly</text:p>
      <text:p text:style-name="P40"><text:tab/>rm -i hello<text:tab/><text:tab/><text:tab/>-----&gt; Command used to interact whether to delete or not</text:p>
      <text:p text:style-name="P36"><text:tab/>rm -v hello <text:tab/><text:tab/><text:tab/>-----&gt; Command will remove file hello and displays a message</text:p>
      <text:p text:style-name="Standard"/>
      <text:p text:style-name="Standard"><text:span text:style-name="T5">6. </text:span><text:span text:style-name="T3">sed <text:s/></text:span><text:span text:style-name="T4">command</text:span><text:span text:style-name="T3">:</text:span></text:p>
      <text:p text:style-name="P43"><text:span text:style-name="T3">===========</text:span><text:span text:style-name="T5">===</text:span></text:p>
      <text:p text:style-name="Standard"><text:tab/><text:span text:style-name="T8">SED</text:span> is used for finding, filtering, text substitution, replacement and text manipulations like insertion, deletion search etc. It’s a one of the powerful utility offered by Linux/Unix systems</text:p>
      <text:p text:style-name="Standard"/>
      <text:p text:style-name="Standard"><text:s text:c="4"/>sed '1p' editing<text:tab/><text:tab/><text:tab/>----&gt; 1p which tells that print the first line and show the <text:s text:c="24"/>remaining lines</text:p>
      <text:p text:style-name="Standard"/>
      <text:p text:style-name="Standard"><text:s text:c="3"/>sed -n '1p' editing<text:tab/><text:tab/><text:tab/>----&gt; It prints only the first line and dont show the other lines</text:p>
      <text:p text:style-name="Standard"/>
      <text:p text:style-name="Standard"><text:s text:c="3"/>sed -n '2,4p' editing<text:tab/><text:tab/>----&gt; The above command is used to print a certain range of lines</text:p>
      <text:p text:style-name="Standard"/>
      <text:p text:style-name="Standard"><text:s text:c="3"/>sed -n '$p' editing <text:tab/><text:tab/><text:tab/>----&gt; The above command displays only the last line</text:p>
      <text:p text:style-name="Standard"/>
      <text:p text:style-name="Standard"><text:s text:c="3"/>sed '1d' editing<text:tab/><text:tab/><text:tab/>----&gt; The above command used to delete only the fisrt line</text:p>
      <text:p text:style-name="Standard"/>
      <text:p text:style-name="Standard"><text:s text:c="3"/>sed '2,4d' editing <text:tab/><text:tab/><text:tab/>----&gt; The above command is used to delete a range of lines</text:p>
      <text:p text:style-name="Standard"/>
      <text:p text:style-name="Standard"><text:s text:c="3"/>sed -n 's/hi/changes/p' editing<text:tab/>----&gt; The above command search for hi and replace to changed and don't print the remaining lines</text:p>
      <text:p text:style-name="Standard"/>
      <text:p text:style-name="Standard"><text:s text:c="3"/>sed '1,4s/are/is/' editing<text:tab/><text:tab/>----&gt; The above command used to do search and replace only for a range of lines.</text:p>
      <text:p text:style-name="Standard"/>
      <text:p text:style-name="Standard"><text:s text:c="3"/>cat new_file | sed -e '/^$/d'<text:tab/>----&gt; It search for empty line and delete it</text:p>
      <text:p text:style-name="Standard"/>
      <text:p text:style-name="Standard"><text:s text:c="3"/>sed -i '2d' new_file <text:tab/><text:tab/>----&gt; This above command will delete the line number 2 permanently from new_file</text:p>
      <text:p text:style-name="Standard"><text:soft-page-break/></text:p>
      <text:p text:style-name="Standard"><text:s text:c="3"/>sed '=' editing <text:tab/><text:tab/><text:tab/>----&gt; Command '=' symbol is used to assign number for each lines</text:p>
      <text:p text:style-name="Standard"/>
      <text:p text:style-name="Standard"><text:s text:c="3"/>sed 's/ //g' remove<text:tab/><text:tab/><text:tab/>----&gt; Remove all single space</text:p>
      <text:p text:style-name="Standard"/>
      <text:p text:style-name="Standard"><text:s text:c="3"/>sed 's/\t//g' filename<text:tab/> <text:s text:c="7"/><text:tab/><text:tab/>----&gt; Remove all tab space <text:tab/></text:p>
      <text:p text:style-name="Standard"/>
      <text:p text:style-name="Standard"><text:s text:c="3"/>sed '/^$/d' <text:s text:c="2"/>filename<text:tab/><text:tab/>----&gt; Remove all empty lines in the file</text:p>
      <text:p text:style-name="Standard"/>
      <text:p text:style-name="P3"><text:span text:style-name="T90">7. </text:span>grep <text:span text:style-name="T56">command</text:span> :</text:p>
      <text:p text:style-name="P44"><text:span text:style-name="T3">============</text:span><text:span text:style-name="T6">===</text:span></text:p>
      <text:p text:style-name="P14"><text:tab/>The <text:span text:style-name="User_20_Entry"><text:span text:style-name="T8">grep</text:span></text:span> command is used to search text file for patterns. A pattern can be a word, text, numbers and more. It is one of the most useful commands on Debian/Ubuntu/ Linux and Unix like operating systems.</text:p>
      <text:p text:style-name="P14"/>
      <text:p text:style-name="P14"><text:s text:c="3"/>grep -V<text:tab/><text:tab/><text:tab/><text:tab/>----&gt; Tells the version of the grep </text:p>
      <text:p text:style-name="P14"/>
      <text:p text:style-name="P14"><text:s text:c="3"/>grep 'awk\|welcom' blog<text:tab/><text:tab/>----&gt; Grep two words</text:p>
      <text:p text:style-name="P14"/>
      <text:p text:style-name="P14"><text:s text:c="3"/>grep -E 'awk|welcom' blog<text:tab/><text:tab/>----&gt; Grep two words</text:p>
      <text:p text:style-name="P14"/>
      <text:p text:style-name="P14"><text:s text:c="3"/>egrep <text:s/>'awk|welcom' blog <text:tab/><text:tab/>----&gt; Grep two words</text:p>
      <text:p text:style-name="P14"/>
      <text:p text:style-name="P14"><text:s text:c="3"/>grep -e'awk' -e 'welcom' blog<text:tab/>----&gt; Grep two words</text:p>
      <text:p text:style-name="P14"/>
      <text:p text:style-name="Standard"><text:s text:c="3"/>cat new.txt | grep -n 'linux'<text:tab/><text:tab/>----&gt; result comes with the line number where the matches are found.</text:p>
      <text:p text:style-name="Standard"/>
      <text:p text:style-name="Standard"><text:s text:c="3"/>cat new.txt | grep -v 'linux' <text:tab/><text:tab/>----&gt; -v option will reverse the search pattern. It will search except linux</text:p>
      <text:p text:style-name="Standard"/>
      <text:p text:style-name="Standard"><text:s text:c="3"/>cat new.txt | grep -w 'linux' <text:s text:c="3"/><text:tab/> <text:s text:c="3"/>----&gt; It will grep only the exact word. Like [/&lt; /&gt;]</text:p>
      <text:p text:style-name="Standard"/>
      <text:p text:style-name="Standard"><text:s text:c="3"/>cat new.txt | grep -R 'linux'<text:tab/>----&gt; Recrusively search through out the folders and files</text:p>
      <text:p text:style-name="Standard"/>
      <text:p text:style-name="Standard"><text:s text:c="3"/>cat new.txt | grep -r 'linux'<text:tab/>----&gt; Recrusively search through out the folders and files</text:p>
      <text:p text:style-name="Standard"/>
      <text:p text:style-name="Standard"><text:s text:c="3"/>cat new.txt | grep -i 'linux' <text:s text:c="7"/>----&gt; Ignore k-sensitive while searching for a matches.</text:p>
      <text:p text:style-name="Standard"/>
      <text:p text:style-name="Standard"><text:s text:c="3"/>cat new.txt | grep -y 'linux'<text:tab/>----&gt; Ignore k-sensitive while searching for a matches.<text:tab/></text:p>
      <text:p text:style-name="Standard"/>
      <text:p text:style-name="Standard"><text:s text:c="3"/>cat new.txt | grep -o 'linux'<text:tab/>----&gt; Prints the particular word even if the matched word contains some other letters</text:p>
      <text:p text:style-name="Standard"/>
      <text:p text:style-name="Standard"><text:s text:c="3"/>cat new.txt | grep -A(n) 'linux'<text:tab/>----&gt; Prints the matches and +(n) number of lines after the pattern matches</text:p>
      <text:p text:style-name="Standard"/>
      <text:p text:style-name="Standard"><text:s text:c="3"/>cat new.txt | grep -B(n) 'linux'<text:tab/>----&gt; Prints the matches and +(n) number of lines before the pattern matches</text:p>
      <text:p text:style-name="Standard"/>
      <text:p text:style-name="Standard"/>
      <text:p text:style-name="P18"><text:soft-page-break/><text:span text:style-name="T91">8. </text:span>find <text:span text:style-name="T91">command</text:span>:</text:p>
      <text:p text:style-name="P18">------------------------</text:p>
      <text:p text:style-name="Standard"><text:span text:style-name="T19"><text:s text:c="8"/></text:span><text:span text:style-name="T28">Find </text:span><text:span text:style-name="T29"><text:s/>Command s</text:span>earch for files in a directory hierarchy, whether its a database or not. <text:s/></text:p>
      <text:p text:style-name="Standard"/>
      <text:p text:style-name="P28"><text:s text:c="5"/>find . -type f <text:tab/><text:tab/><text:tab/>----&gt; find file with type file</text:p>
      <text:p text:style-name="P28"><text:s text:c="5"/>find . -type d <text:tab/><text:tab/><text:tab/>----&gt; find file with type directory</text:p>
      <text:p text:style-name="P28"><text:s text:c="5"/>find . -type s<text:tab/><text:tab/><text:tab/>----&gt; find file with type scoket</text:p>
      <text:p text:style-name="P28"/>
      <text:p text:style-name="P28"><text:s text:c="5"/>find . -type f -name ".*"<text:tab/><text:tab/>----&gt; Find all the hidden files</text:p>
      <text:p text:style-name="P28"><text:s text:c="5"/>find . -type d -name ".*" <text:s text:c="14"/>---→<text:span text:style-name="T33"> Find all the hidden Directories</text:span></text:p>
      <text:p text:style-name="P28"/>
      <text:p text:style-name="P28"><text:s text:c="5"/>find . -type d -empty<text:tab/><text:tab/>----&gt; find file with type directory and it should be empty</text:p>
      <text:p text:style-name="P28"><text:s text:c="5"/>find . -type f -empty<text:tab/><text:tab/>----&gt; find file with type normalfile and it should be empty</text:p>
      <text:p text:style-name="P28"/>
      <text:p text:style-name="P28"/>
      <text:p text:style-name="P28"><text:s text:c="5"/>find . -size +1k<text:tab/><text:tab/><text:tab/>----&gt; find file based on size greater than 1kb</text:p>
      <text:p text:style-name="P28"><text:s text:c="5"/>find . -size -1k<text:tab/><text:tab/><text:tab/>----&gt; find file based on size lesser than 1kb</text:p>
      <text:p text:style-name="P28"/>
      <text:p text:style-name="P28"><text:s text:c="5"/>find . -amin -60<text:tab/><text:tab/><text:tab/>----&gt; find all accessed file in last 60 mins</text:p>
      <text:p text:style-name="P28"><text:s text:c="5"/>find . -mmin -60<text:tab/><text:tab/><text:tab/>----&gt; find all modified file in last 60 mins</text:p>
      <text:p text:style-name="P28"><text:tab/></text:p>
      <text:p text:style-name="P28"><text:s text:c="5"/>find . -atime +1<text:tab/><text:tab/><text:tab/>----&gt; find all accessed file ago(before of) 1 day</text:p>
      <text:p text:style-name="P28"><text:s text:c="5"/>find . -atime -1<text:tab/><text:tab/><text:tab/>----&gt; find all accessed file from last 1 day</text:p>
      <text:p text:style-name="P28"><text:s text:c="5"/>find . -mtime +1<text:tab/><text:tab/><text:tab/>----&gt; find all modified file ago(before of) 1 day</text:p>
      <text:p text:style-name="P28"><text:s text:c="5"/>find . -mtime -1<text:tab/><text:tab/><text:tab/>----&gt; find all modified file from last 1 day</text:p>
      <text:p text:style-name="P28"/>
      <text:p text:style-name="P28"><text:s text:c="5"/>find . -name hi<text:tab/>----&gt; find the file hi through out the current folder recursively.</text:p>
      <text:p text:style-name="Standard"/>
      <text:p text:style-name="Standard"><text:s text:c="5"/>find . -iname hi<text:tab/>----&gt; find file hi with k-sensitively recursively through out the folder.</text:p>
      <text:p text:style-name="Standard"/>
      <text:p text:style-name="Standard"><text:s text:c="5"/>find / -maxdepth 3 -name passwd<text:tab/>----&gt; Do Search up to depth of 0-3 (eg:) /usr/bin/passwd</text:p>
      <text:p text:style-name="Standard"/>
      <text:p text:style-name="Standard"><text:s text:c="5"/>find / -mindepth 1 -name passwd<text:tab/>----&gt; Start do search from the depth of 1 /etc/passwd</text:p>
      <text:p text:style-name="Standard"/>
      <text:p text:style-name="Standard"><text:s text:c="5"/>find . -inum 6318220<text:tab/><text:tab/>----&gt; find the file name using inode number.</text:p>
      <text:p text:style-name="Standard"/>
      <text:p text:style-name="Standard"><text:s text:c="5"/>find . -inum 6318220 -exec mv {} hello \;---&gt;find file based inode number and execute command </text:p>
      <text:p text:style-name="Standard"/>
      <text:p text:style-name="Standard"><text:s text:c="5"/>find . -empty<text:tab/><text:tab/><text:tab/>----&gt; F<text:span text:style-name="T34">i</text:span>nd all empty files recursively</text:p>
      <text:p text:style-name="Standard"><text:s text:c="5"/>find . -perm 444<text:tab/><text:tab/><text:tab/>----&gt; find file with permission 444</text:p>
      <text:p text:style-name="Standard"><text:s text:c="5"/>find . -perm u=rw,g=rx,o=rx<text:tab/>----&gt; find file with permission of 655</text:p>
      <text:p text:style-name="Standard"><text:s text:c="5"/>find . -perm 444 -exec ls -l {} \;<text:tab/>----&gt; find file with permission 444 and execute command</text:p>
      <text:p text:style-name="Standard"><text:s text:c="5"/>find . -perm u=r,g=r,o=r -exec ls -l {} \;<text:tab/>----&gt; find file with permission 444 </text:p>
      <text:p text:style-name="P20"/>
      <text:p text:style-name="P20"><text:span text:style-name="T92">9. </text:span>who <text:span text:style-name="T58">command</text:span>:</text:p>
      <text:p text:style-name="P24">===========<text:span text:style-name="T92">===</text:span></text:p>
      <text:p text:style-name="P38"><text:tab/>who<text:tab/><text:tab/>-----&gt; Displays which user is currently logged in and from which IP address.</text:p>
      <text:p text:style-name="P38"><text:tab/>who -a<text:tab/><text:tab/>-----&gt; Displays all values provided by who.</text:p>
      <text:p text:style-name="P38"><text:tab/>who -b<text:tab/><text:tab/>-----&gt; Displays exact last reboot of system</text:p>
      <text:p text:style-name="P38"><text:tab/>who -r<text:tab/><text:tab/>-----&gt; Displays current runlevel the system is in now</text:p>
      <text:p text:style-name="P38"><text:tab/>who -q <text:tab/>-----&gt; count all login names and number of users logged on</text:p>
      <text:p text:style-name="P20"><text:soft-page-break/><text:span text:style-name="T93">10. </text:span>Kill <text:span text:style-name="T59">Command</text:span> :</text:p>
      <text:p text:style-name="P20">--------------------------</text:p>
      <text:p text:style-name="P38"><text:tab/><text:span text:style-name="Emphasis"><text:span text:style-name="T62">kill</text:span></text:span><text:span text:style-name="T61"> command in Linux (located in /bin/kill), is a built-in command which is used to terminate processes manually. </text:span><text:span text:style-name="Emphasis"><text:span text:style-name="T61">kill</text:span></text:span><text:span text:style-name="T61"> command sends a signal to a process which terminates the process.</text:span></text:p>
      <text:p text:style-name="P38"><text:tab/></text:p>
      <text:p text:style-name="P38"><text:span text:style-name="T8">9 </text:span>(KILL) this signal may not be blocked, <text:span text:style-name="T8">15</text:span>(TERM) this kills all the process running by it.</text:p>
      <text:p text:style-name="P38"><text:tab/></text:p>
      <text:p text:style-name="P45"><text:tab/>kill -9 <text:s/>2050<text:tab/><text:tab/><text:tab/> <text:s text:c="2"/>-----&gt; To kill a process <text:span text:style-name="T70">(Here process id is 2050)</text:span></text:p>
      <text:p text:style-name="P45"><text:tab/>kill -15 2050<text:tab/><text:tab/><text:tab/> <text:s text:c="2"/>-----&gt; TO kill pid 2050 and all process associated with the pid 2050<text:tab/></text:p>
      <text:p text:style-name="P45"/>
      <text:p text:style-name="P20"><text:span text:style-name="T94">11. </text:span>diff <text:span text:style-name="T66">command</text:span>:</text:p>
      <text:p text:style-name="P20">-----------------------</text:p>
      <text:p text:style-name="P38"><text:tab/>diff <text:s text:c="3"/>a.txt b.txt<text:tab/><text:tab/> <text:s text:c="2"/>-----&gt; display the difference of two files</text:p>
      <text:p text:style-name="P38"><text:tab/>diff -i a.txt b.txt<text:tab/><text:tab/> <text:s text:c="2"/>-----&gt; Ignore <text:span text:style-name="T105">case-</text:span>sensitive</text:p>
      <text:p text:style-name="P38"><text:tab/>diff -a a b<text:tab/><text:tab/> <text:s text:c="2"/><text:tab/> <text:s text:c="2"/>-----&gt; Treat files as text file</text:p>
      <text:p text:style-name="P20"/>
      <text:p text:style-name="P20"><text:span text:style-name="T95">12. </text:span>tree <text:span text:style-name="T67">command</text:span>:</text:p>
      <text:p text:style-name="P38"><text:span text:style-name="T19">------------------------</text:span><text:line-break/><text:tab/>tree<text:tab/><text:tab/><text:tab/><text:tab/>---&gt; Command used to show the Content of directory in tree like format. It also displays number of available directory and files.</text:p>
      <text:p text:style-name="P38"/>
      <text:p text:style-name="P38"><text:tab/>tree -a<text:tab/><text:tab/><text:tab/>-----&gt; Even it shows the hidden file using -a option</text:p>
      <text:p text:style-name="P38"><text:tab/>tree -d<text:tab/><text:tab/><text:tab/>-----&gt; Displays the number of directories available in tree format.</text:p>
      <text:p text:style-name="P38"><text:tab/>tree -p<text:tab/><text:tab/><text:tab/>-----&gt; Displays the permission of the file's and folders</text:p>
      <text:p text:style-name="P38"><text:tab/>tree -u<text:tab/><text:tab/><text:tab/>-----&gt; Displays the username or uid of the file</text:p>
      <text:p text:style-name="P38"><text:tab/>tree -g <text:tab/><text:tab/>-----&gt; Displays the groupname or gid of the file</text:p>
      <text:p text:style-name="P20"/>
      <text:p text:style-name="P20"><text:span text:style-name="T96">13. </text:span>cut <text:span text:style-name="T68">command </text:span>:</text:p>
      <text:p text:style-name="P20">------------------------</text:p>
      <text:p text:style-name="P38"><text:tab/><text:span text:style-name="T11">c</text:span><text:span text:style-name="T8">ut</text:span> command in <text:span text:style-name="T69">linux</text:span> is used to select sections of text from each line of files. You can use the cut command to select fields or columns from a line by specifying a delimiter or you can select a portion of text by specifying the range or characters. Basically the cut command slices a line and extracts the text.</text:p>
      <text:p text:style-name="P7"/>
      <text:p text:style-name="P9">Options:</text:p>
      <text:p text:style-name="P9"/>
      <text:p text:style-name="P46">-c --&gt; Select in character, </text:p>
      <text:p text:style-name="P46">-b --&gt; Select in bytes,</text:p>
      <text:p text:style-name="P46"><text:s/>-f --&gt; To select the field, </text:p>
      <text:p text:style-name="P46">-d --&gt; Deliminator used to field select, By default TAB is the deleminator.</text:p>
      <text:p text:style-name="P38"/>
      <text:p text:style-name="P38">cat /etc/passwd | tail -1 | cut -c 6<text:tab/> ---&gt; Command to cut the exact 6th letter from the line</text:p>
      <text:p text:style-name="P38">cat /etc/passwd | tail -1 | cut -c 3,4,5 <text:s text:c="2"/>---&gt; Command to cut the 3rd,4th and 5th letter from the line</text:p>
      <text:p text:style-name="P38">cat /etc/passwd | tail -1 | cut -c 3-9 <text:s text:c="5"/>---&gt; Command to cut letter from 3rd to 9th letter from the line</text:p>
      <text:p text:style-name="P38">cat /etc/passwd | tail -1 | cut -b 6<text:tab/> ---&gt; Command to cut the exact 6th letter from the line</text:p>
      <text:p text:style-name="P38">cat /etc/passwd | tail -1 | cut -b 3,4,5 <text:s text:c="2"/>---&gt; Command to cut the 3rd,4th and 5th letter from the line</text:p>
      <text:p text:style-name="P38">cat /etc/passwd | tail -1 | cut -b 3-9 <text:s text:c="5"/>---&gt; Command to cut letter from 3rd to 9th letter from the line</text:p>
      <text:p text:style-name="P47">cat /etc/passwd | cut -d":" -f1,5<text:tab/> <text:s/>--&gt; Cut the field range from "1 to 6".</text:p>
      <text:p text:style-name="P38">cat /etc/passwd | cut -d':' -f1<text:tab/><text:tab/> ---&gt; Cut the field 1 with deliminator ':'.Default deleminator is 'TAB'</text:p>
      <text:p text:style-name="P38"><text:soft-page-break/>cat /etc/passwd | cut -d":" -f2,6<text:tab/> ---&gt; Cut the field 2 and 6 with deliminator ":".Default delimin is "TAB"</text:p>
      <text:p text:style-name="P38"/>
      <text:p text:style-name="P20"><text:span text:style-name="T97">14. </text:span>sort <text:span text:style-name="T71">command</text:span> :</text:p>
      <text:p text:style-name="P20">-------------------------</text:p>
      <text:p text:style-name="P48"><text:span text:style-name="T12"><text:tab/>sort</text:span> command is used to sort a file, arranging the records in a particular order. By default, the sort command sorts file assuming the contents are ASCII.</text:p>
      <text:p text:style-name="P10"/>
      <text:p text:style-name="P11">Options:</text:p>
      <text:p text:style-name="P11"/>
      <text:p text:style-name="P48">-r --&gt; Reverse sort(decending order), </text:p>
      <text:p text:style-name="P48">-n --&gt; Numeric sort, </text:p>
      <text:p text:style-name="P48">-m --&gt; merge already sorted file, </text:p>
      <text:p text:style-name="P48">-o --&gt; Redirect o/p to some other file,</text:p>
      <text:p text:style-name="P48"><text:s/>-t --&gt; Deliminator (Like cut -d:), </text:p>
      <text:p text:style-name="P48">-k --&gt; Field seperator (Like cut -f1)</text:p>
      <text:p text:style-name="P38"><text:tab/></text:p>
      <text:p text:style-name="P38">cat /etc/passwd | sort <text:tab/> <text:s text:c="11"/>---&gt; <text:s/>Command to arrange the file in ascending order(i.e) from a-z</text:p>
      <text:p text:style-name="P38">cat /etc/passwd | sort <text:tab/>-r <text:s text:c="8"/>---&gt; <text:s/>Command to reverse the sort</text:p>
      <text:p text:style-name="P38">cat /etc/passwd | sort <text:s/>-n <text:tab/>---&gt; <text:s/>To do numerical sort</text:p>
      <text:p text:style-name="P38">cat /etc/passwd | sort <text:s/>-nr <text:tab/>---&gt; <text:s/>To do numerical sort and reverse the o/p</text:p>
      <text:p text:style-name="P38">cat /etc/passwd | sort -n -o <text:span text:style-name="T72">testfile</text:span> ---&gt; <text:s/>Do numerical to sort the file /etc/passwd and send the result to <text:s/><text:span text:style-name="T72">test</text:span>file</text:p>
      <text:p text:style-name="P38">sort -m a.txt b.txt <text:tab/><text:tab/> ---&gt; <text:s/>Sort the file a.txt,b.txt. Then merge the both file </text:p>
      <text:p text:style-name="P38">sort <text:s/>-t: -k 3 /etc/passwd<text:tab/> ---&gt; <text:s/>sort the passwd file field 3 with deliminator ":"</text:p>
      <text:p text:style-name="P18"/>
      <text:p text:style-name="P18"><text:span text:style-name="T98">15. </text:span>H<text:span text:style-name="T98">istory Command</text:span>:</text:p>
      <text:p text:style-name="P18">-----------------------------</text:p>
      <text:p text:style-name="Standard"><text:tab/>up arrow<text:tab/><text:tab/><text:tab/>----&gt; Repeat previous command </text:p>
      <text:p text:style-name="Standard"><text:tab/>Type !!<text:tab/><text:tab/><text:tab/><text:tab/>----&gt; Repeat previous command </text:p>
      <text:p text:style-name="Standard"><text:tab/>Type !-1<text:tab/><text:tab/><text:tab/>----&gt; Repeat previous command </text:p>
      <text:p text:style-name="Standard"><text:tab/>Press Control+P<text:tab/><text:tab/>----&gt; Repeat previous command </text:p>
      <text:p text:style-name="Standard"><text:tab/>!18<text:tab/><text:tab/><text:tab/><text:tab/>----&gt; Repeat command number 18</text:p>
      <text:p text:style-name="Standard"><text:tab/>!ps<text:tab/><text:tab/><text:tab/><text:tab/>----&gt; Repeat the very last ps command u have entered</text:p>
      <text:p text:style-name="Standard"><text:tab/>ctrl+r<text:tab/><text:tab/><text:tab/><text:tab/>----&gt; It will do a reverse search, <text:s/>max 4 words allowed</text:p>
      <text:p text:style-name="Standard"/>
      <text:p text:style-name="Standard"><text:tab/>HISTTIMEFORMAT="%h-%d %H:%M <text:s/>" <text:s/>----&gt; h - month name, d - day_of_month, H- hour (00..23), M-minute (00..59)</text:p>
      <text:p text:style-name="Standard"/>
      <text:p text:style-name="Standard"><text:tab/>HISTSIZE=450<text:tab/><text:tab/><text:tab/> <text:s/>---&gt; To change the history size</text:p>
      <text:p text:style-name="Standard"><text:tab/>HISTFILESIZE=450<text:tab/><text:tab/> <text:s text:c="13"/>---&gt; To change the history file size</text:p>
      <text:p text:style-name="Standard"><text:tab/>HISTFILE=/home/rajm/.bash_history ---&gt; TO change history file</text:p>
      <text:p text:style-name="Standard"><text:tab/>HISTCONTROL=ignoredups<text:tab/> <text:s text:c="2"/>---&gt; To eliminate duplicate (or) repeated commands, commands entering hereafter.</text:p>
      <text:p text:style-name="Standard"><text:tab/>HISTCONTROL=erasedups<text:tab/><text:tab/>----&gt; To eliminate duplicates accross whole history</text:p>
      <text:p text:style-name="Standard"/>
      <text:p text:style-name="Standard"><text:tab/>history -c<text:tab/><text:tab/><text:tab/>----&gt; Clear total history</text:p>
      <text:p text:style-name="Standard"><text:tab/>HISTIGNORE=”pwd:ls:ls –ltr:”<text:tab/>----&gt; Ignore some specific commands from historycommands entering after this commands</text:p>
      <text:p text:style-name="Standard"/>
      <text:p text:style-name="Standard"><text:tab/>set +o history<text:tab/><text:tab/><text:tab/>----&gt; History entry is temporarly stopped</text:p>
      <text:p text:style-name="Standard"><text:tab/>set -o history<text:tab/><text:tab/><text:tab/>----&gt; to start again</text:p>
      <text:p text:style-name="Standard"><text:soft-page-break/><text:span text:style-name="T26">16. </text:span><text:span text:style-name="T19">Tar </text:span><text:span text:style-name="T25">command</text:span><text:span text:style-name="T19">:</text:span></text:p>
      <text:p text:style-name="P18">-----------------------</text:p>
      <text:p text:style-name="P29"><text:tab/>The <text:span text:style-name="T8">tar</text:span> command stands for tape achieve, which is the most commonly used tape drive backup command used by the Linux/Unix system. It allows for you to quickly access a collection of files and placed them into a highly compressed archive file commonly called tarball, or tar <text:span text:style-name="T36">in linux.</text:span></text:p>
      <text:p text:style-name="P29"/>
      <text:p text:style-name="P30">-<text:span text:style-name="T38">c |</text:span> --<text:span text:style-name="T37">create, </text:span><text:s/></text:p>
      <text:p text:style-name="P30">-x <text:span text:style-name="T38">| </text:span>--extract, <text:s/></text:p>
      <text:p text:style-name="P30">-f <text:span text:style-name="T38">| </text:span>--file, </text:p>
      <text:p text:style-name="P30">-v <text:span text:style-name="T38">| </text:span>--verbose, </text:p>
      <text:p text:style-name="P30">-z <text:span text:style-name="T38">|</text:span> --gzip <text:span text:style-name="T38">| </text:span>--gunzip, </text:p>
      <text:p text:style-name="P30">-j <text:span text:style-name="T38">|</text:span> --bzip2, </text:p>
      <text:p text:style-name="P30">-t <text:span text:style-name="T38">| </text:span>--list, </text:p>
      <text:p text:style-name="P30">-<text:span text:style-name="T39">z</text:span> <text:span text:style-name="T38">|</text:span> --compress, </text:p>
      <text:p text:style-name="Standard"/>
      <text:p text:style-name="Standard"><text:tab/><text:span text:style-name="T19">Syntax: tar &lt;option&gt; &lt;destination.type&gt; &lt;source&gt;</text:span></text:p>
      <text:p text:style-name="Standard"/>
      <text:p text:style-name="Standard"><text:tab/>tar -cvf <text:s/>named.tar named<text:tab/>----&gt; Command to create normal tar file</text:p>
      <text:p text:style-name="Standard"><text:tab/>tar -czvf named.gz named<text:tab/>----&gt; Command to create gun zip archive</text:p>
      <text:p text:style-name="Standard"><text:tab/>tar -cjvf named.bz named<text:tab/>----&gt; Command to create bun zip archive</text:p>
      <text:p text:style-name="Standard"/>
      <text:p text:style-name="Standard"><text:tab/>tar -xvf named.tar named<text:tab/>----&gt; Extract normal tar file</text:p>
      <text:p text:style-name="Standard"><text:tab/>tar -xzvf named.gz named<text:tab/>----&gt; Extract gun zip tar archive</text:p>
      <text:p text:style-name="Standard"><text:tab/>tar -xjvf named.bz named<text:tab/>----&gt; Extract bun zip tar archive</text:p>
      <text:p text:style-name="Standard"/>
      <text:p text:style-name="Standard"><text:tab/>tar -tvf httpd-2.2.21.tar<text:tab/>----&gt; To view files inside the tar file</text:p>
      <text:p text:style-name="Standard"><text:tab/>lz ossec-hids-2.5.1.tar.gz<text:tab/>----&gt; It can be only used to tar.gz tar file</text:p>
      <text:p text:style-name="Standard"><text:tab/>less file.tar<text:tab/><text:tab/><text:tab/>----&gt; To list files in tar &amp; tar.gz(as ls -l)</text:p>
      <text:p text:style-name="Standard"><text:tab/>zcat file.tar.gz<text:tab/><text:tab/>----&gt; To view content of a compressed file.</text:p>
      <text:p text:style-name="Standard"/>
      <text:p text:style-name="P18"><text:span text:style-name="T99">17. </text:span>Zip <text:span text:style-name="T57">command</text:span>:</text:p>
      <text:p text:style-name="P18">------------------------</text:p>
      <text:p text:style-name="Standard"><text:tab/><text:span text:style-name="T8">zip</text:span> is used to compress the files to reduce file size and also used as file package utility.</text:p>
      <text:p text:style-name="Standard"/>
      <text:p text:style-name="Standard"><text:tab/><text:span text:style-name="T19">Syntax:<text:tab/>zip <text:s/>&lt;options&gt; &lt;destinationfilename.zip&gt; &lt;sourcefilename&gt;</text:span></text:p>
      <text:p text:style-name="Standard"><text:tab/></text:p>
      <text:p text:style-name="Standard"><text:tab/>zip hello.zip hello<text:tab/><text:tab/><text:tab/>-----&gt; To zip a single file</text:p>
      <text:p text:style-name="Standard"/>
      <text:p text:style-name="Standard"><text:tab/>zip abcd.zip a.txt b.txt c.txt d.txt<text:tab/>-----&gt; To zip 4 individual files</text:p>
      <text:p text:style-name="Standard"/>
      <text:p text:style-name="Standard"><text:tab/>zip -r testfolder.zip testfolder<text:tab/>-----&gt; To zip an entire directory</text:p>
      <text:p text:style-name="Standard"/>
      <text:p text:style-name="Standard"><text:tab/>zip -e hi.zip hi.txt<text:tab/><text:tab/><text:tab/>-----&gt; To assign password for zip file</text:p>
      <text:p text:style-name="Standard"/>
      <text:p text:style-name="Standard"><text:tab/>zip -9 name.zip /var/www/*<text:tab/><text:tab/>---&gt; Level 9 is max compression (there is level 0 – 10)</text:p>
      <text:p text:style-name="Standard"/>
      <text:p text:style-name="Standard"><text:tab/>zip -9 -r public_html1.zip public_html1<text:tab/>-----&gt; Zip entire folder with full compression.</text:p>
      <text:p text:style-name="Standard"/>
      <text:p text:style-name="Standard"><text:tab/>zipinfo My.zip <text:s text:c="4"/><text:tab/><text:tab/><text:tab/>--&gt; to find out what are the files present in the a zip file</text:p>
      <text:p text:style-name="Standard"/>
      <text:p text:style-name="Standard"><text:tab/>zipcloak My.zip <text:s text:c="2"/><text:tab/><text:tab/><text:tab/>-----&gt; to encrypt and set password for the zip file.<text:tab/><text:tab/><text:tab/></text:p>
      <text:p text:style-name="P18"><text:soft-page-break/><text:span text:style-name="T100">18. </text:span>top <text:span text:style-name="T73">command</text:span>:</text:p>
      <text:p text:style-name="P18">------------------------</text:p>
      <text:p text:style-name="Standard"><text:tab/><text:span text:style-name="Strong_20_Emphasis">top</text:span> command displays processor activity of your Linux box and also displays tasks managed by kernel in real-time. It’ll show processor and memory are being used and other information like running processes.</text:p>
      <text:p text:style-name="Standard"/>
      <text:p text:style-name="P49"><text:span text:style-name="T13">Parameters</text:span><text:span text:style-name="T74"> as follows,</text:span></text:p>
      <text:list xml:id="list1384176888" text:style-name="L1">
        <text:list-item>
          <text:p text:style-name="P76"><text:span text:style-name="Strong_20_Emphasis">PR: </text:span>Stands for priority of the task. </text:p>
        </text:list-item>
        <text:list-item>
          <text:p text:style-name="P74"><text:span text:style-name="Strong_20_Emphasis"><text:span text:style-name="T74">PID:</text:span></text:span><text:span text:style-name="T74"> Shows task’s unique process id.</text:span></text:p>
        </text:list-item>
        <text:list-item>
          <text:p text:style-name="P76"><text:span text:style-name="Strong_20_Emphasis">SHR:</text:span> Represents the amount of shared memory used by a task. </text:p>
        </text:list-item>
        <text:list-item>
          <text:p text:style-name="P76"><text:span text:style-name="Strong_20_Emphasis">VIRT:</text:span> Total virtual memory used by the task. </text:p>
        </text:list-item>
        <text:list-item>
          <text:p text:style-name="P76"><text:span text:style-name="Strong_20_Emphasis">USER:</text:span> User name of owner of task. </text:p>
        </text:list-item>
        <text:list-item>
          <text:p text:style-name="P76"><text:span text:style-name="Strong_20_Emphasis">%CPU: </text:span>Represents the CPU usage. </text:p>
        </text:list-item>
        <text:list-item>
          <text:p text:style-name="P76"><text:span text:style-name="Strong_20_Emphasis">TIME+:</text:span> CPU Time, the same as ‘TIME’, but reflecting more granularity through hundredths of a second. </text:p>
        </text:list-item>
        <text:list-item>
          <text:p text:style-name="P76"><text:span text:style-name="Strong_20_Emphasis">SHR:</text:span> Represents the Shared Memory size (kb) used by a task. </text:p>
        </text:list-item>
        <text:list-item>
          <text:p text:style-name="P76"><text:span text:style-name="Strong_20_Emphasis">NI:</text:span> Represents a Nice Value of task. A Negative nice value implies higher priority, and positive Nice value means lower priority. </text:p>
        </text:list-item>
        <text:list-item>
          <text:p text:style-name="P75"><text:span text:style-name="Strong_20_Emphasis">%MEM: </text:span>Shows the Memory usage of task. </text:p>
        </text:list-item>
      </text:list>
      <text:p text:style-name="P49"/>
      <text:p text:style-name="P18"><text:span text:style-name="T101">19. </text:span>ps <text:span text:style-name="T75">command</text:span>: <text:span text:style-name="T76">(ps – Process Status)</text:span></text:p>
      <text:p text:style-name="P18">-------------------------------------------------</text:p>
      <text:p text:style-name="P50"><text:span text:style-name="T60">The </text:span><text:span text:style-name="T63">ps</text:span><text:span text:style-name="T60"> </text:span><text:span text:style-name="T64">command</text:span><text:span text:style-name="T60"> is used to provide information about the currently running </text:span><text:a xlink:type="simple" xlink:href="http://www.linfo.org/process.html" text:style-name="Internet_20_link" text:visited-style-name="Visited_20_Internet_20_Link"><text:span text:style-name="T32">processes</text:span></text:a><text:span text:style-name="T60">, including their </text:span><text:span text:style-name="T63">process identification numbers</text:span><text:span text:style-name="T65"> (PIDs)</text:span><text:span text:style-name="T60">.</text:span></text:p>
      <text:p text:style-name="P70"/>
      <text:p text:style-name="P51">-a <text:tab/><text:tab/>--<text:span text:style-name="T77">&gt; select </text:span>all process and except session leader, </text:p>
      <text:p text:style-name="P52">-x<text:tab/><text:tab/> --<text:span text:style-name="T77">&gt; </text:span>displays process not associated with a terminal(like demon process), -</text:p>
      <text:p text:style-name="P52">-e and -A <text:tab/>--<text:span text:style-name="T78">&gt; </text:span>Select all process, <text:s/></text:p>
      <text:p text:style-name="P52">-u<text:tab/><text:tab/> --<text:span text:style-name="T79">&gt; </text:span>all user currently logged in,</text:p>
      <text:p text:style-name="Standard"/>
      <text:p text:style-name="Standard">## All the below three gives same output</text:p>
      <text:p text:style-name="Standard"><text:tab/>ps -e</text:p>
      <text:p text:style-name="Standard"><text:tab/>ps -A</text:p>
      <text:p text:style-name="Standard"><text:tab/>ps -aux</text:p>
      <text:p text:style-name="Standard"/>
      <text:p text:style-name="Standard">## User defined ps command</text:p>
      <text:p text:style-name="Standard"><text:tab/>ps -aux | grep mysql <text:s text:c="2"/>---<text:span text:style-name="T80">&gt; <text:s/>To get the mysql PID’s</text:span></text:p>
      <text:p text:style-name="Standard"/>
      <text:p text:style-name="Standard"/>
      <text:p text:style-name="P19"><text:span text:style-name="T102">20. </text:span>User Administrator <text:span text:style-name="T47">C</text:span>ommands :</text:p>
      <text:p text:style-name="P19">-----------------------------------------------</text:p>
      <text:p text:style-name="P19"/>
      <text:p text:style-name="P37">useradd rajkumar<text:tab/><text:tab/>-----&gt; Command to add a user</text:p>
      <text:p text:style-name="P33"/>
      <text:p text:style-name="P37">useradd -d “/<text:span text:style-name="T41">usr/share/new</text:span>” <text:span text:style-name="T41">karthi</text:span><text:tab/>-----&gt; Command to add user <text:span text:style-name="T41">karthi</text:span> and place his home directory in /<text:span text:style-name="T41">usr/share/new</text:span></text:p>
      <text:p text:style-name="P37"/>
      <text:p text:style-name="P37">useradd -G <text:span text:style-name="T41">solver</text:span>,linux <text:span text:style-name="T41">karthi</text:span><text:tab/>-----&gt; Command to add user <text:span text:style-name="T41">karthi</text:span> to group netaxis and linux.</text:p>
      <text:p text:style-name="P37"/>
      <text:p text:style-name="P37"><text:soft-page-break/>useradd -p xxxx <text:span text:style-name="T41">karthi</text:span><text:tab/><text:tab/>-----&gt; Command to add passwd at adding a user but the passwd must be encrypted. </text:p>
      <text:p text:style-name="P37"/>
      <text:p text:style-name="P37">usermod -L <text:span text:style-name="T44">karthi</text:span><text:tab/><text:tab/><text:tab/>-----&gt; Command to lock a user</text:p>
      <text:p text:style-name="P37">usermod -U <text:span text:style-name="T44">karthi</text:span><text:tab/><text:tab/><text:tab/>-----&gt; Command to unlock a user</text:p>
      <text:p text:style-name="P37">usermod -u 666 <text:span text:style-name="T44">karthi</text:span></text:p>
      <text:p text:style-name="P37"/>
      <text:p text:style-name="P37">userdel rajkumar<text:tab/>---&gt; Command to delete a user (user's home directory won't be deleted)</text:p>
      <text:p text:style-name="P37">userdel -rf rajkumar<text:tab/>---&gt; Command to delete user account and its home directory</text:p>
      <text:p text:style-name="P37">userdel -h <text:tab/><text:tab/>---&gt; Command to display help message</text:p>
      <text:p text:style-name="P37"/>
      <text:p text:style-name="P37">passwd -d <text:span text:style-name="T45">karthi</text:span><text:tab/>-----&gt; Command to delete password of user rajkumar</text:p>
      <text:p text:style-name="P37">passwd -l <text:span text:style-name="T45">karthi</text:span><text:tab/>-----&gt; Command to lock the passwd of user rajkumar</text:p>
      <text:p text:style-name="P37">passwd -u <text:span text:style-name="T45">karthi</text:span><text:tab/>-----&gt; Command to unlock the passwd of user rajkumar</text:p>
      <text:p text:style-name="P37">passwd -S <text:span text:style-name="T45">karthi</text:span><text:tab/>-----&gt; Command displays short information about the status of the password</text:p>
      <text:p text:style-name="P37"/>
      <text:p text:style-name="P37">groupadd serveradmin<text:tab/> <text:s/>-----&gt; Command to add a group.</text:p>
      <text:p text:style-name="P37">groupdel serveradmin<text:tab/><text:tab/> <text:s/>-----&gt; Command to delete a group.</text:p>
      <text:p text:style-name="P37">groupmod -g 590 serveradmin -----&gt; Command to change the group ID of group serveradmin.</text:p>
      <text:p text:style-name="P37">gpasswd serveradmin<text:tab/><text:tab/> <text:s text:c="2"/>-----&gt; Command used to set password for the group serveradmin</text:p>
      <text:p text:style-name="P37"/>
      <text:p text:style-name="P37"/>
      <text:p text:style-name="P37">The password details for the serveradmin group is stored in /etc/gshadow file in encrypted format.</text:p>
      <text:p text:style-name="P37"/>
      <text:p text:style-name="P27"># cat /etc/gshadow | grep server</text:p>
      <text:p text:style-name="P37"><text:tab/><text:span text:style-name="T8">linuxserveradmin:s10aTmED7rh5I::</text:span></text:p>
      <text:p text:style-name="P37"/>
      <text:p text:style-name="P37"/>
      <text:p text:style-name="P37"><text:span text:style-name="T46">gpasswd -a karthi testgroup</text:span><text:tab/><text:tab/>------&gt; Command to add user <text:span text:style-name="T9">karthi</text:span> to group <text:span text:style-name="T9">testgroup</text:span></text:p>
      <text:p text:style-name="P34"><text:span text:style-name="T46">gpasswd -d karthi testgroup<text:tab/><text:tab/>------&gt; Command to delete user </text:span><text:span text:style-name="T9">karthi</text:span><text:span text:style-name="T46"> from group </text:span><text:span text:style-name="T9">testgroup</text:span></text:p>
      <text:p text:style-name="P37"/>
      <text:p text:style-name="P4"><text:span text:style-name="T103">21. </text:span>chkconfig: (Centos/RedHat)</text:p>
      <text:p text:style-name="P4">-----------------------------------------</text:p>
      <text:p text:style-name="P4"/>
      <text:p text:style-name="P15"><text:tab/>This command is normally used to setup, view or change different services which are configured at startup. Through this command we can control what services start at the time of server startup and in which order. <text:s/></text:p>
      <text:p text:style-name="P15"/>
      <text:p text:style-name="P17"><text:tab/>chkconfig --list<text:tab/><text:tab/><text:tab/>----&gt; TO list all chkconfig list</text:p>
      <text:p text:style-name="P17"><text:tab/>chkconfig --list | grep ssh<text:tab/><text:tab/>----&gt; TO view particular chkconfig service</text:p>
      <text:p text:style-name="P17"><text:tab/>chkconfig --level 35 nfs on<text:tab/><text:tab/>----&gt; Turn on nfs service for runlevel 3 and 5</text:p>
      <text:p text:style-name="P17"><text:tab/>chkconfig --add iptables<text:tab/><text:tab/>----&gt; Add a service to chkconfig</text:p>
      <text:p text:style-name="P17"><text:tab/>chkconfig --del iptables<text:tab/><text:tab/>----&gt; Delete a service fron chkconfig</text:p>
      <text:p text:style-name="P17"/>
      <text:p text:style-name="P25">Built-In-Commands :</text:p>
      <text:p text:style-name="P25">----------------------------</text:p>
      <text:p text:style-name="P12">======Keyboard Shortcuts======</text:p>
      <text:p text:style-name="P12"/>
      <text:p text:style-name="P53">esc <text:s/>+b <text:s text:c="4"/>- <text:s/>Move cursor one word backword.</text:p>
      <text:p text:style-name="P53">esc <text:s/>+f <text:s text:c="4"/>- <text:s/>Move cursor one word forward.</text:p>
      <text:p text:style-name="P53">ctrl +a <text:s text:c="4"/>- <text:s/>Move cursor to the starting of the line</text:p>
      <text:p text:style-name="P53">ctrl +b <text:s text:c="4"/>- <text:s/>Move cursor one letter backword.</text:p>
      <text:p text:style-name="P53"><text:soft-page-break/>ctrl +c<text:tab/> <text:s text:c="3"/>- <text:s/>Terminate foreground job</text:p>
      <text:p text:style-name="P53">crrl +d <text:s text:c="4"/>- <text:s/>Logout</text:p>
      <text:p text:style-name="P53">ctrl +e <text:s text:c="4"/>- <text:s/>Move cursor to the end of the line.</text:p>
      <text:p text:style-name="P53">ctrl +f <text:s text:c="4"/>- <text:s/>Move cursor forward</text:p>
      <text:p text:style-name="P53">ctrl +h<text:tab/> <text:s text:c="3"/>- <text:s/>Delete one letter backward like backspace</text:p>
      <text:p text:style-name="P53">ctrl +u <text:s text:c="4"/>- <text:s/>Delete contents from where the pointer to left side end.</text:p>
      <text:p text:style-name="P53">ctrl +k<text:tab/> <text:s text:c="3"/>- <text:s/>Delete contents from where the pointer to Right side end. </text:p>
      <text:p text:style-name="P53">crtl +w <text:s text:c="4"/>- <text:s/>Delete one word from where the pointer to one word on left side.</text:p>
      <text:p text:style-name="P53">ctrl +f <text:s text:c="4"/>- <text:s/>Move cursor one letter forward.</text:p>
      <text:p text:style-name="P53">ctrl +p <text:s text:c="4"/>- <text:s/>Previous command.</text:p>
      <text:p text:style-name="P53">ctrl +l <text:s text:c="4"/>- <text:s/>Clear the screen.</text:p>
      <text:p text:style-name="P53">ctrl +j<text:tab/> <text:s text:c="3"/>- <text:s/>its same like an ENTER</text:p>
      <text:p text:style-name="P71"/>
      <text:p text:style-name="P16"><text:span text:style-name="T14">T</text:span><text:span text:style-name="T8">o mount a </text:span><text:span text:style-name="T19">CDROM/</text:span><text:span text:style-name="T21">PENDRIVE</text:span><text:span text:style-name="T8"> linux</text:span></text:p>
      <text:p text:style-name="P53"/>
      <text:p text:style-name="P53"># mount /dev/cdrom /mnt <text:tab/><text:tab/>--<text:span text:style-name="T81">&gt; <text:s/>For cdrom</text:span></text:p>
      <text:p text:style-name="P54"># mount <text:span text:style-name="T42">media</text:span><text:span text:style-name="T43">/pendrive</text:span> /mnt <text:tab/>--&gt; <text:span text:style-name="T82">For Pendrive</text:span></text:p>
      <text:p text:style-name="P53"># cd mnt</text:p>
      <text:p text:style-name="P53"># ls -l</text:p>
      <text:p text:style-name="P53"/>
      <text:p text:style-name="P53"><text:span text:style-name="T22">T</text:span><text:span text:style-name="T19">o check ram memory in Linux</text:span></text:p>
      <text:p text:style-name="P53"/>
      <text:p text:style-name="P53">cat /proc/meminfo</text:p>
      <text:p text:style-name="P53">free -b<text:tab/><text:tab/><text:tab/><text:tab/><text:tab/>-----&gt; command to display in bytes</text:p>
      <text:p text:style-name="P53">free <text:s text:c="2"/>(or) free -k<text:tab/><text:tab/><text:tab/>-----&gt; command to display in kilobytes</text:p>
      <text:p text:style-name="P53">free -m<text:tab/><text:tab/><text:tab/><text:tab/><text:tab/>-----&gt; command to display in megabytes</text:p>
      <text:p text:style-name="P53">free -g<text:tab/><text:tab/><text:tab/><text:tab/><text:tab/>-----&gt; command to display in gigabytes</text:p>
      <text:p text:style-name="P25"/>
      <text:p text:style-name="P18">Network Commands:</text:p>
      <text:p text:style-name="P18">-----------------</text:p>
      <text:p text:style-name="P18"/>
      <text:p text:style-name="P18">1.traceroute:</text:p>
      <text:p text:style-name="P18">----------------</text:p>
      <text:p text:style-name="Standard"><text:span text:style-name="T8">traceroute</text:span> <text:s/>tracks <text:s/>the route packets take across an IP network on their way to a given host. </text:p>
      <text:p text:style-name="Standard">The Maximum ttl for traceroute command is 30</text:p>
      <text:p text:style-name="Standard"><text:tab/><text:span text:style-name="T19">traceroute &lt;domainname&gt;</text:span></text:p>
      <text:p text:style-name="P18"><text:tab/>traceroute &lt;Ipaddress&gt;</text:p>
      <text:p text:style-name="P18"/>
      <text:p text:style-name="Standard"><text:span text:style-name="T18"><text:tab/></text:span>traceroute google.com<text:tab/>----&gt; Using this command we can ttl to the domain name.</text:p>
      <text:p text:style-name="Standard"><text:tab/>Traceroute 74.125.236.52</text:p>
      <text:p text:style-name="Standard"/>
      <text:p text:style-name="Standard"><text:tab/>traceroute -m 5 google.com<text:tab/><text:tab/>-----&gt; Specifies the max ttl value. default 30</text:p>
      <text:p text:style-name="Standard"><text:tab/>traceroute -f 5 google.com<text:tab/><text:tab/>-----&gt; Starts from which ttl. default 1</text:p>
      <text:p text:style-name="Standard"/>
      <text:p text:style-name="P18"><text:span text:style-name="T83">2</text:span>.dig:</text:p>
      <text:p text:style-name="Standard"><text:span text:style-name="T19">--------</text:span> <text:s/></text:p>
      <text:p text:style-name="P31"><text:tab/>dig - DNS lookup utility</text:p>
      <text:p text:style-name="Standard"><text:tab/>dig (domain information groper) . It performs DNS lookups and displays the answers that are returned from the name server(s) that were queried.</text:p>
      <text:p text:style-name="Standard"/>
      <text:p text:style-name="Standard">dig soa google.com<text:tab/><text:tab/>-----&gt; It will display only the "Start of Authority" records.</text:p>
      <text:p text:style-name="Standard">dig server.rajkumar.com<text:tab/>-----&gt; It will look for a forward lookup (name to IP)</text:p>
      <text:p text:style-name="Standard"><text:soft-page-break/>dig -x 192.168.1.175<text:tab/><text:tab/>-----&gt; It will loog for a reverse lookup (IP to name)</text:p>
      <text:p text:style-name="Standard"/>
      <text:p text:style-name="P32">For Example:</text:p>
      <text:p text:style-name="P32">==========</text:p>
      <text:p text:style-name="Standard"/>
      <text:p text:style-name="P5">dig google.com</text:p>
      <text:p text:style-name="Standard">...</text:p>
      <text:p text:style-name="Standard">..</text:p>
      <text:p text:style-name="Standard">;; QUESTION SECTION:</text:p>
      <text:p text:style-name="Standard">;google.com. <text:s text:c="19"/>IN <text:s text:c="5"/>A</text:p>
      <text:p text:style-name="Standard"/>
      <text:p text:style-name="Standard">;; ANSWER SECTION:</text:p>
      <text:p text:style-name="Standard">google.com. <text:s text:c="12"/>300 <text:s text:c="4"/>IN <text:s text:c="5"/>A <text:s text:c="6"/>74.125.236.80</text:p>
      <text:p text:style-name="Standard">google.com. <text:s text:c="12"/>300 <text:s text:c="4"/>IN <text:s text:c="5"/>A <text:s text:c="6"/>74.125.236.81</text:p>
      <text:p text:style-name="Standard"/>
      <text:p text:style-name="Standard">;; AUTHORITY SECTION:</text:p>
      <text:p text:style-name="Standard">google.com. <text:s text:c="12"/>168269 <text:s/>IN <text:s text:c="5"/>NS <text:s text:c="5"/>ns1.google.com.</text:p>
      <text:p text:style-name="Standard">google.com. <text:s text:c="12"/>168269 <text:s/>IN <text:s text:c="5"/>NS <text:s text:c="5"/>ns2.google.com.</text:p>
      <text:p text:style-name="Standard">..</text:p>
      <text:p text:style-name="Standard">..</text:p>
      <text:p text:style-name="Standard"/>
      <text:p text:style-name="P18"><text:span text:style-name="T84">3</text:span>.ping <text:s/>:</text:p>
      <text:p text:style-name="P18">----------</text:p>
      <text:p text:style-name="Standard"><text:tab/>ping - Packet Internet Gopher</text:p>
      <text:p text:style-name="Standard"/>
      <text:p text:style-name="P5">ping - send ICMP ECHO_REQUEST to network hosts</text:p>
      <text:p text:style-name="Standard"/>
      <text:p text:style-name="Standard"><text:tab/>ping -c 5 google.com<text:tab/>-----&gt; send 5 ECHO REQUEST ping waits for count ECHO_REPLY packets, until the timeout expires</text:p>
      <text:p text:style-name="Standard"/>
      <text:p text:style-name="Standard"><text:tab/>ping -i 3 google.com<text:tab/>-----&gt; "i" tells interval, send's echo request every sec, default 1 sec.</text:p>
      <text:p text:style-name="Standard"/>
      <text:p text:style-name="Standard"><text:tab/>ping -t 7 google.com <text:tab/>-----&gt; "-t" ttl Set the IP Time to Live, traceroute google.com(to find ttl Value)</text:p>
      <text:p text:style-name="Standard"/>
      <text:p text:style-name="P18"><text:span text:style-name="T84">4</text:span>.netstat <text:s/>:</text:p>
      <text:p text:style-name="P18">-------------</text:p>
      <text:p text:style-name="Standard"/>
      <text:p text:style-name="Standard"><text:span text:style-name="T8">netstat</text:span> <text:s/>- <text:s/>Print <text:s/>network connections, routing tables, interface statistics, masquerade connections, and <text:s/>multicast memberships</text:p>
      <text:p text:style-name="Standard"/>
      <text:p text:style-name="Standard"><text:tab/>netstat -s<text:tab/><text:tab/>----&gt; Display summary statistics for each protocol</text:p>
      <text:p text:style-name="Standard"><text:tab/>netstat -r<text:tab/><text:tab/>----&gt; prints the routing table</text:p>
      <text:p text:style-name="Standard"><text:tab/>netstat -i<text:tab/><text:tab/>----&gt; Display a table of all network interfaces</text:p>
      <text:p text:style-name="Standard"><text:tab/>netstat -M<text:tab/><text:tab/>----&gt; Display a list of masqueraded connections.</text:p>
      <text:p text:style-name="Standard"><text:tab/>netstat -g<text:tab/><text:tab/>----&gt; Display multicast group membership information for IPv4 and IPv6.</text:p>
      <text:p text:style-name="Standard"/>
      <text:p text:style-name="Standard"><text:tab/>netstat -V <text:tab/><text:tab/>----&gt; Displays the version of the netstat command.</text:p>
      <text:p text:style-name="Standard"><text:tab/>netstat -v <text:tab/><text:tab/>----&gt; Tell the user what is going on by being verbose.</text:p>
      <text:p text:style-name="Standard"><text:tab/>netstat -a<text:tab/><text:tab/>----&gt; Show both listening and non-listening sockets.</text:p>
      <text:p text:style-name="Standard"><text:soft-page-break/><text:tab/>netstat -p<text:tab/><text:tab/>----&gt; Show the PID and name of the program to which each socket belongs.</text:p>
      <text:p text:style-name="Standard"/>
      <text:p text:style-name="Standard"><text:tab/>netstat -t<text:tab/><text:tab/>----&gt; Display only TCP port</text:p>
      <text:p text:style-name="Standard"><text:tab/>netstat -u<text:tab/><text:tab/>----&gt; Display only udp port</text:p>
      <text:p text:style-name="Standard"><text:tab/>netstat -n<text:tab/><text:tab/>----&gt; Show numerical addresses instead of trying to determine symbolic host,port orusernames.</text:p>
      <text:p text:style-name="Standard"/>
      <text:p text:style-name="Standard"><text:s text:c="8"/>netstat -tulnap | awk '{print$7}' | sed -n -e '/[/]/p' | cut -s -d'/' -f2 | sort | uniq -c | sort -nk 1 -------to check all service using how many connections</text:p>
      <text:p text:style-name="P18"/>
      <text:p text:style-name="P18"><text:span text:style-name="T85">5. </text:span>lsof :</text:p>
      <text:p text:style-name="P18">----------</text:p>
      <text:p text:style-name="P18"/>
      <text:p text:style-name="Standard"><text:s text:c="4"/>lsof <text:s/>-- list open files</text:p>
      <text:p text:style-name="Standard"/>
      <text:p text:style-name="Standard"><text:s text:c="4"/>lsof -i <text:s text:c="7"/><text:tab/><text:tab/><text:tab/>----&gt; Show All Opened Internet Sockets</text:p>
      <text:p text:style-name="Standard"><text:s text:c="4"/>lsof -i tcp <text:s text:c="3"/><text:tab/><text:tab/><text:tab/>----&gt; Show all TCP connections</text:p>
      <text:p text:style-name="Standard"><text:s text:c="4"/>lsof -i udp <text:s text:c="3"/><text:tab/><text:tab/>----&gt; Show all UDP connections</text:p>
      <text:p text:style-name="Standard"><text:s text:c="4"/>lsof /bin/vim <text:s text:c="3"/><text:tab/><text:tab/>----&gt; displays the users who all are using vim command</text:p>
      <text:p text:style-name="Standard"><text:s text:c="4"/>lsof +D /tmp <text:s text:c="3"/><text:tab/><text:tab/>----&gt; Tells who all are using the folder /tmp</text:p>
      <text:p text:style-name="Standard"><text:s text:c="4"/>lsof /dev/sda5 <text:s text:c="3"/><text:tab/><text:tab/>----&gt; Displays who and what are the files using in /dev/sda5 partition</text:p>
      <text:p text:style-name="Standard"><text:s text:c="4"/>lsof +p 2665 <text:s text:c="3"/><text:tab/><text:tab/>----&gt; List open files associated with process ID</text:p>
      <text:p text:style-name="Standard"><text:s text:c="4"/>lsof -c vmstat <text:s text:c="3"/><text:tab/><text:tab/>----&gt; listing of files for processes executing the command</text:p>
      <text:p text:style-name="Standard"><text:s text:c="4"/>lsof -c a <text:s text:c="3"/><text:tab/><text:tab/><text:tab/>----&gt; listing of files for processes executing the command that begins with the characters of c.</text:p>
      <text:p text:style-name="Standard"><text:s text:c="4"/>lsof -u rajm <text:s text:c="3"/><text:tab/><text:tab/>----&gt; Shows all files opend by the user rajm.</text:p>
      <text:p text:style-name="P61"/>
      <text:p text:style-name="P72">=====================================================================</text:p>
      <text:p text:style-name="P66"/>
      <text:p text:style-name="P66"/>
      <text:p text:style-name="P57"><text:span text:style-name="T19">Runlevel</text:span><text:span text:style-name="T23">s in Linux</text:span></text:p>
      <text:p text:style-name="P55"><text:span text:style-name="T23">=</text:span><text:span text:style-name="T19">==============</text:span></text:p>
      <text:p text:style-name="Standard">The Configuration File for runlevel is <text:span text:style-name="T19">/etc/inittab</text:span> .</text:p>
      <text:p text:style-name="Standard"/>
      <text:p text:style-name="Standard"># runlevel<text:tab/><text:tab/><text:tab/>-----&gt; Press enter to find out which runlevel u in now.</text:p>
      <text:p text:style-name="Standard"/>
      <text:p text:style-name="Standard">The runlevel ranges from</text:p>
      <text:p text:style-name="Standard">0 - halt (Do NOT set initdefault to this)</text:p>
      <text:p text:style-name="Standard">1 - Single user mode</text:p>
      <text:p text:style-name="Standard">2 - Multiuser, No network service and no NFS (remaining same as like of runlevel 3)</text:p>
      <text:p text:style-name="Standard">3 - Multiuser mode with text mode. No GUI</text:p>
      <text:p text:style-name="Standard">4 - Not Used</text:p>
      <text:p text:style-name="Standard">5 - Multiuser mode with GUI</text:p>
      <text:p text:style-name="Standard">6 - reboot (Do NOT set initdefault to this)</text:p>
      <text:p text:style-name="Standard"/>
      <text:p text:style-name="Standard">init 1<text:tab/><text:tab/><text:tab/>-----&gt; To boot in runlevel 1</text:p>
      <text:p text:style-name="Standard">init 3<text:tab/><text:tab/><text:tab/>-----&gt; To boot in runlevel 3</text:p>
      <text:p text:style-name="Standard">init 5<text:tab/><text:tab/><text:tab/>-----&gt; To boot in runlevel 5</text:p>
      <text:p text:style-name="Standard"/>
      <text:p text:style-name="Standard">============================<text:span text:style-name="T40">======================================</text:span></text:p>
      <text:p text:style-name="Standard"/>
      <text:p text:style-name="P69"><text:soft-page-break/></text:p>
      <text:p text:style-name="P26"><text:span text:style-name="T35">RPM</text:span>: (package Manager used in CentOS and RedHat)</text:p>
      <text:p text:style-name="P26">------------------------------------------------------------------------</text:p>
      <text:p text:style-name="P56"><text:span text:style-name="Strong_20_Emphasis"><text:tab/>RPM</text:span> (<text:span text:style-name="Strong_20_Emphasis">Red Hat Package Manager</text:span>) is an default open source and most popular package management utility for <text:span text:style-name="Strong_20_Emphasis"><text:span text:style-name="T15">Red Hat</text:span></text:span> based systems like (<text:span text:style-name="Strong_20_Emphasis">RHEL</text:span>, <text:span text:style-name="Strong_20_Emphasis">CentOS</text:span> and <text:span text:style-name="Strong_20_Emphasis">Fedora</text:span>). The tool allows system administrators and users to <text:span text:style-name="Strong_20_Emphasis">install</text:span>, <text:span text:style-name="Strong_20_Emphasis">update</text:span>, <text:span text:style-name="Strong_20_Emphasis">uninstall</text:span>, <text:span text:style-name="Strong_20_Emphasis">query</text:span>, <text:span text:style-name="Strong_20_Emphasis">verify</text:span> and manage system software packages in <text:span text:style-name="Strong_20_Emphasis"><text:span text:style-name="T15">Unix/Linux</text:span></text:span> operating systems. The RPM formerly known as <text:span text:style-name="Strong_20_Emphasis">.rpm</text:span> file, that includes compiled software programs and libraries needed by the packages. This utility only works with packages that built on <text:span text:style-name="Strong_20_Emphasis">.rpm</text:span> format.</text:p>
      <text:p text:style-name="P6"/>
      <text:p text:style-name="P6">Options as follows,</text:p>
      <text:p text:style-name="P56"/>
      <text:p text:style-name="P56">-i | --install, </text:p>
      <text:p text:style-name="P56">-V | --verify, </text:p>
      <text:p text:style-name="P56">-q | --query, </text:p>
      <text:p text:style-name="P56">-a | --all,</text:p>
      <text:p text:style-name="P56">-i | --info, </text:p>
      <text:p text:style-name="P56">-l | --list, </text:p>
      <text:p text:style-name="P56">-f | --file FILE,</text:p>
      <text:p text:style-name="P56">-p | --package PACKAGE_FILE</text:p>
      <text:p text:style-name="P56">-e | --erase</text:p>
      <text:p text:style-name="P56"/>
      <text:p text:style-name="P56"><text:tab/>rpm -ivh pure-ftpd-1.1.0-1.i386.rpm <text:s text:c="5"/>---&gt; Install the package</text:p>
      <text:p text:style-name="P56"/>
      <text:p text:style-name="P56"><text:tab/>rpm -e pure-ftpd-1.1.0-1 <text:s text:c="18"/><text:tab/> <text:s text:c="3"/>---&gt; Erase the installed package</text:p>
      <text:p text:style-name="P56"/>
      <text:p text:style-name="P56"><text:tab/>rpm -qa<text:tab/><text:tab/><text:tab/><text:tab/> <text:s text:c="3"/>----&gt; List all installed packages</text:p>
      <text:p text:style-name="P56"/>
      <text:p text:style-name="P56"><text:tab/>rpm -qi<text:tab/><text:tab/><text:tab/> <text:s text:c="4"/>---&gt; You can display more information about package</text:p>
      <text:p text:style-name="P56"/>
      <text:p text:style-name="P56"><text:tab/>rpm -ql iptables<text:tab/><text:tab/> <text:s text:c="4"/>----&gt; You can list package file , List files in package </text:p>
      <text:p text:style-name="P56"/>
      <text:p text:style-name="P56"><text:tab/>rpm -qf /etc/httpd<text:tab/><text:tab/>----&gt; It will display the package name httpd-2.2.3-6.el5</text:p>
      <text:p text:style-name="P56"/>
      <text:p text:style-name="P56"><text:tab/>rpm -qpl xclip-0.10-2.el5.x86_64.rpm<text:tab/>---&gt; Displays where the files will sit in you system even if the package not installed in the system.</text:p>
      <text:p text:style-name="P56"/>
      <text:p text:style-name="P56"><text:tab/>rpm -qfc pure-ftpd-1.1.0-1<text:tab/>----&gt; Find out what configuration files present in the package.</text:p>
      <text:p text:style-name="P56"/>
      <text:p text:style-name="P56"><text:span text:style-name="T9"><text:tab/></text:span><text:span text:style-name="T17">rpm -qR httpd-2.2.3-11.el5<text:tab/>----&gt; List the supporting package.</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9:37:30.001594594</meta:creation-date>
    <dc:date>2019-04-23T21:32:56.266128589</dc:date>
    <meta:editing-duration>PT4H18S</meta:editing-duration>
    <meta:editing-cycles>241</meta:editing-cycles>
    <meta:generator>LibreOffice/6.0.7.3$Linux_X86_64 LibreOffice_project/00m0$Build-3</meta:generator>
    <meta:document-statistic meta:table-count="0" meta:image-count="0" meta:object-count="0" meta:page-count="14" meta:paragraph-count="469" meta:word-count="4727" meta:character-count="27092" meta:non-whitespace-character-count="21532"/>
  </office:meta>
</office:document-meta>
</file>